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 Pitch" svg:font-family="'Courier 10 Pitch'" style:font-pitch="fixed"/>
    <style:font-face style:name="Courier New" svg:font-family="'Courier New'" style:font-family-generic="modern" style:font-pitch="fixed"/>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Heading_20_1">
      <style:paragraph-properties fo:text-align="end" style:justify-single-word="false"/>
    </style:style>
    <style:style style:name="P2" style:family="paragraph" style:parent-style-name="Standard">
      <style:paragraph-properties fo:text-align="center" style:justify-single-word="false"/>
      <style:text-properties fo:font-size="48pt" style:text-underline-style="solid" style:text-underline-width="auto" style:text-underline-color="font-color" style:font-size-asian="48pt" style:font-size-complex="48pt"/>
    </style:style>
    <style:style style:name="P3" style:family="paragraph" style:parent-style-name="Standard">
      <style:paragraph-properties fo:text-align="center" style:justify-single-word="false"/>
      <style:text-properties fo:font-size="48pt" style:font-size-asian="48pt" style:font-size-complex="48pt"/>
    </style:style>
    <style:style style:name="P4" style:family="paragraph" style:parent-style-name="Standard">
      <style:text-properties fo:font-size="20pt" style:font-size-asian="20pt" style:font-size-complex="20pt"/>
    </style:style>
    <style:style style:name="P5"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Contents_20_5">
      <style:paragraph-properties>
        <style:tab-stops>
          <style:tab-stop style:position="15.002cm" style:type="right" style:leader-style="dotted" style:leader-text="."/>
        </style:tab-stops>
      </style:paragraph-properties>
    </style:style>
    <style:style style:name="P12" style:family="paragraph" style:parent-style-name="Contents_20_6">
      <style:paragraph-properties>
        <style:tab-stops>
          <style:tab-stop style:position="14.503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Standard">
      <style:paragraph-properties fo:text-align="justify" style:justify-single-word="false"/>
      <style:text-properties fo:font-size="14pt" fo:font-style="italic" style:font-size-asian="14pt" style:font-style-asian="italic" style:font-size-complex="14pt" style:font-style-complex="italic"/>
    </style:style>
    <style:style style:name="P15" style:family="paragraph" style:parent-style-name="Standard">
      <style:paragraph-properties fo:text-align="justify" style:justify-single-word="false"/>
    </style:style>
    <style:style style:name="P16" style:family="paragraph" style:parent-style-name="Heading_20_2">
      <style:paragraph-properties fo:break-before="page"/>
    </style:style>
    <style:style style:name="P17" style:family="paragraph" style:parent-style-name="Standard" style:list-style-name="L2">
      <style:paragraph-properties fo:text-align="justify" style:justify-single-word="false"/>
    </style:style>
    <style:style style:name="P18" style:family="paragraph" style:parent-style-name="Standard">
      <style:text-properties style:font-name="Courier 10 Pitch" fo:font-size="10pt" fo:font-weight="bold" fo:background-color="#cccccc" style:font-size-asian="10pt" style:font-weight-asian="bold" style:font-size-complex="10pt" style:font-weight-complex="bold"/>
    </style:style>
    <style:style style:name="P19" style:family="paragraph" style:parent-style-name="Standard">
      <style:text-properties style:font-name="Courier 10 Pitch" fo:font-size="10pt" fo:background-color="#cccccc" style:font-size-asian="10pt" style:font-size-complex="10pt"/>
    </style:style>
    <style:style style:name="P20" style:family="paragraph" style:parent-style-name="Standard">
      <style:text-properties style:font-name="Courier 10 Pitch" fo:font-size="10pt" fo:font-weight="normal" fo:background-color="#cccccc"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style:font-name="Courier 10 Pitch" fo:font-size="10pt" fo:font-weight="bold" fo:background-color="#cccccc" style:font-size-asian="10pt" style:font-weight-asian="bold" style:font-size-complex="10pt" style:font-weight-complex="bold"/>
    </style:style>
    <style:style style:name="P22" style:family="paragraph" style:parent-style-name="Standard">
      <style:paragraph-properties fo:text-align="justify" style:justify-single-word="false"/>
      <style:text-properties style:font-name="Courier 10 Pitch" fo:font-size="10pt" fo:background-color="#cccccc" style:font-size-asian="10pt" style:font-size-complex="10pt"/>
    </style:style>
    <style:style style:name="P23" style:family="paragraph" style:parent-style-name="Heading_20_3">
      <style:paragraph-properties fo:text-align="justify"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list-style-name="L3">
      <style:paragraph-properties fo:margin-top="0cm" fo:margin-bottom="0cm"/>
    </style:style>
    <style:style style:name="P26" style:family="paragraph" style:parent-style-name="Text_20_body" style:list-style-name="L3"/>
    <style:style style:name="P27" style:family="paragraph" style:parent-style-name="Heading_20_2">
      <style:paragraph-properties fo:text-align="justify" style:justify-single-word="false" fo:break-before="page"/>
    </style:style>
    <style:style style:name="P28" style:family="paragraph" style:parent-style-name="Text_20_body" style:list-style-name="L4"/>
    <style:style style:name="P29" style:family="paragraph" style:parent-style-name="Text_20_body" style:list-style-name="L5"/>
    <style:style style:name="P30" style:family="paragraph" style:parent-style-name="Heading_20_4">
      <style:paragraph-properties fo:text-align="justify" style:justify-single-word="false"/>
    </style:style>
    <style:style style:name="P31" style:family="paragraph" style:parent-style-name="Standard" style:list-style-name="L6">
      <style:paragraph-properties fo:text-align="justify" style:justify-single-word="false"/>
    </style:style>
    <style:style style:name="P32" style:family="paragraph" style:parent-style-name="Standard" style:list-style-name="L7">
      <style:paragraph-properties fo:text-align="justify" style:justify-single-word="false"/>
    </style:style>
    <style:style style:name="P33" style:family="paragraph" style:parent-style-name="Standard" style:list-style-name="L8">
      <style:paragraph-properties fo:text-align="justify" style:justify-single-word="false"/>
    </style:style>
    <style:style style:name="P34" style:family="paragraph" style:parent-style-name="Standard" style:list-style-name="L9">
      <style:paragraph-properties fo:text-align="justify" style:justify-single-word="false"/>
    </style:style>
    <style:style style:name="P35" style:family="paragraph" style:parent-style-name="Standard">
      <style:text-properties style:font-name="Courier New" fo:font-weight="bold" style:font-weight-asian="bold" style:font-weight-complex="bold"/>
    </style:style>
    <style:style style:name="P36" style:family="paragraph" style:parent-style-name="Standard" style:list-style-name="L10"/>
    <style:style style:name="P37" style:family="paragraph" style:parent-style-name="Standard" style:list-style-name="L11">
      <style:paragraph-properties fo:text-align="justify" style:justify-single-word="false"/>
    </style:style>
    <style:style style:name="P38" style:family="paragraph" style:parent-style-name="Text_20_body" style:list-style-name="L12">
      <style:paragraph-properties fo:margin-top="0cm" fo:margin-bottom="0.212cm" fo:text-align="justify" style:justify-single-word="false"/>
    </style:style>
    <style:style style:name="P39" style:family="paragraph" style:parent-style-name="Text_20_body">
      <style:paragraph-properties fo:margin-top="0cm" fo:margin-bottom="0.212cm" fo:text-align="justify" style:justify-single-word="false"/>
    </style:style>
    <style:style style:name="P40" style:family="paragraph" style:parent-style-name="Standard" style:list-style-name="L13">
      <style:paragraph-properties fo:text-align="justify" style:justify-single-word="false"/>
    </style:style>
    <style:style style:name="P41" style:family="paragraph" style:parent-style-name="Standard" style:list-style-name="L14">
      <style:paragraph-properties fo:text-align="justify" style:justify-single-word="false"/>
    </style:style>
    <style:style style:name="P42" style:family="paragraph" style:parent-style-name="Standard" style:list-style-name="L15">
      <style:paragraph-properties fo:text-align="justify" style:justify-single-word="false"/>
    </style:style>
    <style:style style:name="P43" style:family="paragraph" style:parent-style-name="Standard" style:list-style-name="L15">
      <style:paragraph-properties fo:margin-left="1.251cm" fo:margin-right="0cm" fo:text-align="justify" style:justify-single-word="false" fo:text-indent="0cm" style:auto-text-indent="false"/>
    </style:style>
    <style:style style:name="P44" style:family="paragraph" style:parent-style-name="Standard">
      <style:paragraph-properties fo:text-align="justify" style:justify-single-word="false"/>
      <style:text-properties style:font-name="Courier New" fo:font-weight="bold" style:font-weight-asian="bold" style:font-weight-complex="bold"/>
    </style:style>
    <style:style style:name="P45" style:family="paragraph" style:parent-style-name="Standard" style:list-style-name="L16">
      <style:paragraph-properties fo:text-align="justify" style:justify-single-word="false"/>
    </style:style>
    <style:style style:name="P46" style:family="paragraph" style:parent-style-name="Standard" style:list-style-name="L15"/>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Courier 10 Pitch"/>
    </style:style>
    <style:style style:name="T5" style:family="text">
      <style:text-properties style:font-name="Courier 10 Pitch" fo:font-size="10pt" fo:font-weight="normal" fo:background-color="#cccccc" style:font-size-asian="10pt" style:font-weight-asian="normal" style:font-size-complex="10pt" style:font-weight-complex="normal"/>
    </style:style>
    <style:style style:name="T6" style:family="text">
      <style:text-properties fo:font-weight="bold"/>
    </style:style>
    <style:style style:name="T7" style:family="text">
      <style:text-properties style:font-name="Courier 10 Pitch" fo:font-size="10pt" fo:font-weight="bold" fo:background-color="#cccccc" style:font-size-asian="10pt" style:font-weight-asian="bold" style:font-size-complex="10pt" style:font-weight-complex="bold"/>
    </style:style>
    <style:style style:name="T8" style:family="text">
      <style:text-properties style:font-name="Courier New" fo:font-weight="bold"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font-name="Courier New"/>
    </style:style>
    <style:style style:name="T11" style:family="text">
      <style:text-properties fo:background-color="#cccccc"/>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prefix="(" style:num-suffix=")" style:num-format="a">
        <style:list-level-properties text:space-before="0.635cm" text:min-label-width="0.635cm"/>
      </text:list-level-style-number>
      <text:list-level-style-number text:level="2" style:num-prefix="(" style:num-suffix=")" style:num-format="a">
        <style:list-level-properties text:space-before="1.27cm" text:min-label-width="0.635cm"/>
      </text:list-level-style-number>
      <text:list-level-style-number text:level="3" style:num-prefix="(" style:num-suffix=")" style:num-format="a">
        <style:list-level-properties text:space-before="1.905cm" text:min-label-width="0.635cm"/>
      </text:list-level-style-number>
      <text:list-level-style-number text:level="4" style:num-prefix="(" style:num-suffix=")" style:num-format="a">
        <style:list-level-properties text:space-before="2.54cm" text:min-label-width="0.635cm"/>
      </text:list-level-style-number>
      <text:list-level-style-number text:level="5" style:num-prefix="(" style:num-suffix=")" style:num-format="a">
        <style:list-level-properties text:space-before="3.175cm" text:min-label-width="0.635cm"/>
      </text:list-level-style-number>
      <text:list-level-style-number text:level="6" style:num-prefix="(" style:num-suffix=")" style:num-format="a">
        <style:list-level-properties text:space-before="3.81cm" text:min-label-width="0.635cm"/>
      </text:list-level-style-number>
      <text:list-level-style-number text:level="7" style:num-prefix="(" style:num-suffix=")" style:num-format="a">
        <style:list-level-properties text:space-before="4.445cm" text:min-label-width="0.635cm"/>
      </text:list-level-style-number>
      <text:list-level-style-number text:level="8" style:num-prefix="(" style:num-suffix=")" style:num-format="a">
        <style:list-level-properties text:space-before="5.08cm" text:min-label-width="0.635cm"/>
      </text:list-level-style-number>
      <text:list-level-style-number text:level="9" style:num-prefix="(" style:num-suffix=")" style:num-format="a">
        <style:list-level-properties text:space-before="5.715cm" text:min-label-width="0.635cm"/>
      </text:list-level-style-number>
      <text:list-level-style-number text:level="10" style:num-prefix="(" style:num-suffix=")" style:num-format="a">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2">Web Service Toolkit for FPC &amp; Lazarus</text:p>
      <text:p text:style-name="P2">0.3.1</text:p>
      <text:p text:style-name="P3"/>
      <text:p text:style-name="Standard"/>
      <text:p text:style-name="P4"/>
      <text:p text:style-name="P4"/>
      <text:p text:style-name="P4"/>
      <text:p text:style-name="P4"/>
      <text:p text:style-name="P4"/>
      <text:p text:style-name="P4"/>
      <text:p text:style-name="P4"/>
      <text:p text:style-name="P5">Inoussa OUEDRAOG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6">Table des matières</text:p>
          </text:index-title>
          <text:p text:style-name="P7">Web Service Toolkit for FPC &amp; Lazarus<text:tab/>4</text:p>
          <text:p text:style-name="P8">Client Side ( service consumption )<text:tab/>5</text:p>
          <text:p text:style-name="P9">overview<text:tab/>5</text:p>
          <text:p text:style-name="P9">Example<text:tab/>5</text:p>
          <text:p text:style-name="P9">Connection Parameters <text:tab/>8</text:p>
          <text:p text:style-name="P10">HTTP Proxy Parameters <text:tab/>8</text:p>
          <text:p text:style-name="P10">Multi-Address service ( Address per operation )<text:tab/>9</text:p>
          <text:p text:style-name="P8">Server Side ( service creation )<text:tab/>10</text:p>
          <text:p text:style-name="P9">Overview.<text:tab/>10</text:p>
          <text:p text:style-name="P9">Example<text:tab/>10</text:p>
          <text:p text:style-name="P10">Defining the service Interface<text:tab/>10</text:p>
          <text:p text:style-name="P10">Providing an implementation for the service<text:tab/>11</text:p>
          <text:p text:style-name="P10">Providing a binder for the service.<text:tab/>13</text:p>
          <text:p text:style-name="P10">Host the service into an application server.<text:tab/>14</text:p>
          <text:p text:style-name="P9">WSDL generation.<text:tab/>17</text:p>
          <text:p text:style-name="P10">The Meta data Service.<text:tab/>18</text:p>
          <text:p text:style-name="P10">WSDL generation API.<text:tab/>18</text:p>
          <text:p text:style-name="P11">WSDL Customization.<text:tab/>18</text:p>
          <text:p text:style-name="P10">Sample<text:tab/>18</text:p>
          <text:p text:style-name="P9">Services Extensions – Server side<text:tab/>18</text:p>
          <text:p text:style-name="P8">Services meta data.<text:tab/>20</text:p>
          <text:p text:style-name="P9">Extended Meta data.<text:tab/>20</text:p>
          <text:p text:style-name="P8">Headers support.<text:tab/>22</text:p>
          <text:p text:style-name="P9">The <text:s/>THeaderBlock class <text:tab/>22</text:p>
          <text:p text:style-name="P9">Defining header class.<text:tab/>22</text:p>
          <text:p text:style-name="P9">The ICallContext interface.<text:tab/>22</text:p>
          <text:p text:style-name="P9">Client side headers.<text:tab/>23</text:p>
          <text:p text:style-name="P9">Server side headers.<text:tab/>23</text:p>
          <text:p text:style-name="P10">The <text:s/>ICallControl interface.<text:tab/>23</text:p>
          <text:p text:style-name="P8">SOAP Specific.<text:tab/>25</text:p>
          <text:p text:style-name="P9">Binding style.<text:tab/>25</text:p>
          <text:p text:style-name="P10">Client side.<text:tab/>25</text:p>
          <text:p text:style-name="P10">Server side.<text:tab/>25</text:p>
          <text:p text:style-name="P9">Encoding style.<text:tab/>25</text:p>
          <text:p text:style-name="P10">Client side.<text:tab/>25</text:p>
          <text:p text:style-name="P10">Server side.<text:tab/>25</text:p>
          <text:p text:style-name="P8">Provided examples<text:tab/>26</text:p>
          <text:p text:style-name="P9">Client side examples<text:tab/>26</text:p>
          <text:p text:style-name="P9">Server side examples<text:tab/>26</text:p>
          <text:p text:style-name="P8">Status<text:tab/>26</text:p>
          <text:p text:style-name="P9">Serialization<text:tab/>26</text:p>
          <text:p text:style-name="P10">SOAP serializer<text:tab/>26</text:p>
          <text:p text:style-name="P10">Binary serializer<text:tab/>27</text:p>
          <text:p text:style-name="P10">Class type serialization. <text:tab/>27</text:p>
          <text:p text:style-name="P11">The <text:s/>root “TBaseRemotable” class.<text:tab/>28</text:p>
          <text:p text:style-name="P11">The “TBaseComplexRemotable” serialization.<text:tab/>28</text:p>
          <text:p text:style-name="P12">Attribute properties.<text:tab/>29</text:p>
          <text:p text:style-name="P11">Provided array implementations.<text:tab/>29</text:p>
          <text:p text:style-name="P10">Test cases<text:tab/>30</text:p>
          <text:p text:style-name="P8">Author<text:tab/>30</text:p>
        </text:index-body>
      </text:table-of-content>
      <text:h text:style-name="Heading_20_1" text:outline-level="1"/>
      <text:h text:style-name="P13" text:outline-level="1">Web Service Toolkit f<text:span text:style-name="T1">or FPC &amp; Lazarus</text:span></text:h>
      <text:p text:style-name="Standard"/>
      <text:p text:style-name="P14">“Web Service Toolkit” is a web services package for FPC and Lazarus; <text:s/>“Web Service Toolkit” is meant to ease web services <text:span text:style-name="T2">consumption and creation</text:span> by FPC and Lazarus users.</text:p>
      <text:p text:style-name="P15"/>
      <text:h text:style-name="Heading_20_2" text:outline-level="2"/>
      <text:h text:style-name="P16" text:outline-level="2">Client Side ( service consumption )</text:h>
      <text:h text:style-name="Heading_20_3" text:outline-level="3">overview</text:h>
      <text:p text:style-name="Standard"/>
      <text:p text:style-name="P15">“Web Service Toolkit” is made of two parts, a command line tool “ws_helper” and a collection of support units. Given an interface definition file( describing à web service ), “ws_helper” will create a <text:s/>FPC <text:s/>unit containing a proxy implementing that interface. <text:s/>At runtime when a call targeting the web service is issued, the proxy's role is to :</text:p>
      <text:p text:style-name="P15"/>
      <text:list text:style-name="L2">
        <text:list-item>
          <text:p text:style-name="P17">marshall the call parameters, </text:p>
        </text:list-item>
        <text:list-item>
          <text:p text:style-name="P17">make the call to the target web service, </text:p>
        </text:list-item>
        <text:list-item>
          <text:p text:style-name="P17">receive the call return and unmarshall output parameters to the caller.</text:p>
          <text:p text:style-name="P17"/>
        </text:list-item>
      </text:list>
      <text:p text:style-name="P15">Behind the scene, the proxy will take care of the SOAP plumbing details.</text:p>
      <text:p text:style-name="Standard"/>
      <text:h text:style-name="Heading_20_3" text:outline-level="3">Example</text:h>
      <text:p text:style-name="P15">We will use the <text:span text:style-name="T3">“google web api”</text:span>, freely available for personal use at this address “http://www.google.com/apis/”.In order to use this service, we have to translate its exposed WSDL interface to Pascal langage. By now “Web Service Toolkit” <text:s/>does not contain a WSDL to pascal compiler, so we will assume this translation available as below ( this is an incomplete translation, but it's enough for the sample ).</text:p>
      <text:p text:style-name="Standard"/>
      <text:p text:style-name="P18">[code]</text:p>
      <text:p text:style-name="P19">Unit googlewebapi;</text:p>
      <text:p text:style-name="P19">{$mode objfpc}{$H+}</text:p>
      <text:p text:style-name="P19">interface</text:p>
      <text:p text:style-name="P19">uses SysUtils, Classes;</text:p>
      <text:p text:style-name="P19"/>
      <text:p text:style-name="P19">Type</text:p>
      <text:p text:style-name="P19"><text:s text:c="2"/>IGoogleSearch = Interface</text:p>
      <text:p text:style-name="P19"><text:s text:c="4"/>function doSpellingSuggestion(</text:p>
      <text:p text:style-name="P19"><text:s text:c="6"/>const key:string;</text:p>
      <text:p text:style-name="P19"><text:s text:c="6"/>const phrase:string</text:p>
      <text:p text:style-name="P19"><text:s text:c="4"/>):string;</text:p>
      <text:p text:style-name="P19"><text:s text:c="2"/>End;</text:p>
      <text:p text:style-name="P19"/>
      <text:p text:style-name="P19">Implementation</text:p>
      <text:p text:style-name="P19">End.</text:p>
      <text:p text:style-name="P18">[/code]</text:p>
      <text:p text:style-name="Standard"/>
      <text:p text:style-name="P15">Invoking “ws_helper” at the prompt with the file “googlewebapi.pas” as argument will produce a file “googlewebapi_proxy.pas” as below;</text:p>
      <text:p text:style-name="Standard"/>
      <text:p text:style-name="P18">[code]</text:p>
      <text:p text:style-name="P20">Unit googlewebapi_proxy;</text:p>
      <text:p text:style-name="P20">{$mode objfpc}{$H+}</text:p>
      <text:p text:style-name="P20">Interface</text:p>
      <text:p text:style-name="P20">Uses SysUtils, Classes, base_service_intf, service_intf, googlewebapi;</text:p>
      <text:p text:style-name="P20"/>
      <text:p text:style-name="P20">Type</text:p>
      <text:p text:style-name="P20"><text:s text:c="2"/>TGoogleSearch_Proxy=class(TBaseProxy,IGoogleSearch)</text:p>
      <text:p text:style-name="P20"><text:s text:c="4"/>Protected</text:p>
      <text:p text:style-name="P20"><text:s text:c="6"/>class function GetServiceType() : PTypeInfo;override;</text:p>
      <text:p text:style-name="P20"><text:s text:c="6"/>function doSpellingSuggestion(</text:p>
      <text:p text:style-name="P20"><text:s text:c="8"/>Const key : string; </text:p>
      <text:p text:style-name="P20"><text:s text:c="8"/>Const phrase : string</text:p>
      <text:p text:style-name="P20"><text:s text:c="6"/>):string;</text:p>
      <text:p text:style-name="P20"><text:s text:c="2"/>End;</text:p>
      <text:p text:style-name="P20"/>
      <text:p text:style-name="P20">Implementation</text:p>
      <text:p text:style-name="P20">uses LResources, metadata_repository;</text:p>
      <text:p text:style-name="P20"/>
      <text:p text:style-name="P20">{ TGoogleSearch_Proxy implementation }</text:p>
      <text:p text:style-name="P20"/>
      <text:p text:style-name="P20">class function TGoogleSearch_Proxy.GetServiceType() : PTypeInfo;</text:p>
      <text:p text:style-name="P20">begin</text:p>
      <text:p text:style-name="P20"><text:s text:c="2"/>result := TypeInfo(IGoogleSearch);</text:p>
      <text:p text:style-name="P20">end;</text:p>
      <text:p text:style-name="P20"/>
      <text:p text:style-name="P20">function TGoogleSearch_Proxy.doSpellingSuggestion(</text:p>
      <text:p text:style-name="P20"><text:s text:c="2"/>Const key : string; </text:p>
      <text:p text:style-name="P20"><text:s text:c="2"/>Const phrase : string</text:p>
      <text:p text:style-name="P20">):string;</text:p>
      <text:p text:style-name="P20">Var</text:p>
      <text:p text:style-name="P20"><text:s text:c="2"/>locSerializer : IFormatterClient;</text:p>
      <text:p text:style-name="P20"><text:s text:c="2"/>strPrmName : string;</text:p>
      <text:p text:style-name="P20">Begin</text:p>
      <text:p text:style-name="P20"><text:s text:c="2"/>locSerializer := GetSerializer();</text:p>
      <text:p text:style-name="P20"><text:s text:c="2"/>Try</text:p>
      <text:p text:style-name="P20"><text:s text:c="4"/>locSerializer.BeginCall('doSpellingSuggestion', GetTarget(),(Self as ICallContext));</text:p>
      <text:p text:style-name="P20"><text:s text:c="6"/>locSerializer.Put('key', TypeInfo(string), key);</text:p>
      <text:p text:style-name="P20"><text:s text:c="6"/>locSerializer.Put('phrase', TypeInfo(string), phrase);</text:p>
      <text:p text:style-name="P20"><text:s text:c="4"/>locSerializer.EndCall();</text:p>
      <text:p text:style-name="P20"/>
      <text:p text:style-name="P20"><text:s text:c="4"/>MakeCall();</text:p>
      <text:p text:style-name="P20"/>
      <text:p text:style-name="P20"><text:s text:c="4"/>locSerializer.BeginCallRead((Self as ICallContext));</text:p>
      <text:p text:style-name="P20"><text:s text:c="6"/>strPrmName := 'return';</text:p>
      <text:p text:style-name="P20"><text:s text:c="6"/>locSerializer.Get(TypeInfo(string), strPrmName, result);</text:p>
      <text:p text:style-name="P20"/>
      <text:p text:style-name="P20"><text:s text:c="2"/>Finally</text:p>
      <text:p text:style-name="P20"><text:s text:c="4"/>locSerializer.Clear();</text:p>
      <text:p text:style-name="P20"><text:s text:c="2"/>End;</text:p>
      <text:p text:style-name="P20">End;</text:p>
      <text:p text:style-name="P20">initialization</text:p>
      <text:p text:style-name="P20"><text:s text:c="2"/>{$i googlewebapi.lrs}</text:p>
      <text:p text:style-name="P20"/>
      <text:p text:style-name="P20"><text:s text:c="2"/>{$IF DECLARED(Register_googlewebapi_ServiceMetadata)}</text:p>
      <text:p text:style-name="P20"><text:s text:c="2"/>Register_googlewebapi_ServiceMetadata();</text:p>
      <text:p text:style-name="P20"><text:s text:c="2"/>{$ENDIF} </text:p>
      <text:p text:style-name="P20">End.</text:p>
      <text:p text:style-name="P18">[/code]</text:p>
      <text:p text:style-name="Standard"/>
      <text:p text:style-name="P15">Then we can build a sample program for the <text:span text:style-name="T4">“IGoogleSearch”</text:span> service(see below). In order to compile this program you must have Indy ( tested with Indy10 ) which can be found at this location “<text:a xlink:type="simple" xlink:href="http://www.indyproject.org/Sockets/index.en.iwp">http://www.indyproject.org/Sockets/index.en.iwp</text:a>” or ICS( <text:s/>tested with the latest ICS-V5 Distribution ) at that address “http://www.overbyte.be/frame_index.html” <text:s/>as it is used for the HTTP protocol.</text:p>
      <text:p text:style-name="Standard"/>
      <text:p text:style-name="P18">[code]</text:p>
      <text:p text:style-name="P20">program test_google_api;</text:p>
      <text:p text:style-name="P20">{$mode objfpc}{$H+}</text:p>
      <text:p text:style-name="P20">uses</text:p>
      <text:p text:style-name="P20"><text:s text:c="2"/>Classes, SysUtils,</text:p>
      <text:p text:style-name="P20"><text:s text:c="2"/>service_intf, soap_formatter,</text:p>
      <text:p text:style-name="P20"><text:s text:c="2"/>//indy_http_protocol,</text:p>
      <text:p text:style-name="P20"><text:s text:c="2"/>ics_http_protocol,</text:p>
      <text:p text:style-name="P20"><text:s text:c="2"/>googlewebapi, googlewebapi_proxy;</text:p>
      <text:p text:style-name="P20"/>
      <text:p text:style-name="P20">Const</text:p>
      <text:p text:style-name="P20"><text:s text:c="2"/>sADDRESS = 'http:address=http://api.google.com/search/beta2';</text:p>
      <text:p text:style-name="P20"><text:s text:c="2"/>sTARGET = 'urn:GoogleSearch';</text:p>
      <text:p text:style-name="P20"><text:s text:c="2"/>sKEY <text:s text:c="3"/>= '&lt;your google key here&gt;';</text:p>
      <text:p text:style-name="P20"><text:s text:c="2"/>sSERVICE_PROTOCOL = 'SOAP';</text:p>
      <text:p text:style-name="P20">Var</text:p>
      <text:p text:style-name="P20"><text:s text:c="2"/>tmpObj : IGoogleSearch;</text:p>
      <text:p text:style-name="P20"><text:s text:c="2"/>strBuffer : string;</text:p>
      <text:p text:style-name="P20">begin</text:p>
      <text:p text:style-name="P20"><text:s text:c="2"/>ICS_RegisterHTTP_Transport();</text:p>
      <text:p text:style-name="P20"><text:s text:c="2"/>WriteLn();</text:p>
      <text:p text:style-name="P20"><text:s text:c="2"/>WriteLn('Enter phrase to spell :');</text:p>
      <text:p text:style-name="P20"><text:s text:c="2"/>ReadLn(strBuffer);</text:p>
      <text:p text:style-name="P20"><text:s text:c="2"/>tmpObj := TGoogleSearch_Proxy.Create(sTARGET,sSERVICE_PROTOCOL,sADDRESS);</text:p>
      <text:p text:style-name="P20"><text:s text:c="2"/>Try</text:p>
      <text:p text:style-name="P20"><text:s text:c="4"/>strBuffer := tmpObj.doSpellingSuggestion(sKEY,strBuffer);</text:p>
      <text:p text:style-name="P20"><text:s text:c="4"/>WriteLn('google spell &gt;&gt;&gt; ',strBuffer);</text:p>
      <text:p text:style-name="P20"><text:s text:c="2"/>Except</text:p>
      <text:p text:style-name="P20"><text:s text:c="4"/>On E : Exception Do</text:p>
      <text:p text:style-name="P20"><text:s text:c="6"/>WriteLn(E.Message);</text:p>
      <text:p text:style-name="P20"><text:s text:c="2"/>End;</text:p>
      <text:p text:style-name="P20"/>
      <text:p text:style-name="P20"><text:s text:c="2"/>ReadLn();</text:p>
      <text:p text:style-name="P20">end.</text:p>
      <text:p text:style-name="P18">[/code]</text:p>
      <text:p text:style-name="Standard"/>
      <text:p text:style-name="P15">The units <text:s/><text:span text:style-name="T2">service_intf, soap_formatter, indy_http_protocol, ics_http_protoco</text:span>l as provided with this toolkit; Below is the result of a execution session spelling for “freepscal lzarus” written with a missing letter 'a' beetwen the letter 'p' and the the letter 's' and a missing letter 'a' between the letter 'L' and the the letter 'z' .</text:p>
      <text:p text:style-name="P15"/>
      <text:p text:style-name="P21">[Listing]</text:p>
      <text:p text:style-name="P22">E:\Inoussa\Sources\lazarus\wst\v0.2&gt; <text:s/>.\tests\google_api\test_google_api</text:p>
      <text:p text:style-name="P22"/>
      <text:p text:style-name="P22">Enter phrase to spell :</text:p>
      <text:p text:style-name="P22">freepscal lzarus</text:p>
      <text:p text:style-name="P22">google spell &gt;&gt;&gt; freepascal lazarus</text:p>
      <text:p text:style-name="P21">[/Listing]</text:p>
      <text:p text:style-name="P15"/>
      <text:p text:style-name="P15">Google spells it correctly : “freepascal lazarus”!</text:p>
      <text:p text:style-name="P15"/>
      <text:h text:style-name="P23" text:outline-level="3">Connection Parameters </text:h>
      <text:h text:style-name="Heading_20_4" text:outline-level="4">HTTP Proxy Parameters </text:h>
      <text:p text:style-name="Text_20_body">HTTP Connection through proxy are supported. Below is an example address string. </text:p>
      <text:p text:style-name="P20"><text:s text:c="2"/>Const</text:p>
      <text:p text:style-name="P20"><text:s text:c="4"/>sADDRESS = 'http:address=http://api.google.com/search/beta2'+</text:p>
      <text:p text:style-name="P20"><text:s text:c="22"/>';ProxyServer=197.150.10.10;ProxyPort=9881'+</text:p>
      <text:p text:style-name="P20"><text:s text:c="22"/>';ProxyUsername=inoussa;ProxyPassword=wst';</text:p>
      <text:p text:style-name="P15"/>
      <text:p text:style-name="P15">The general format is: </text:p>
      <text:p text:style-name="P15"/>
      <text:p text:style-name="Standard"><text:s/><text:span text:style-name="T5"><text:s text:c="2"/>protocol:paramName=paramValue(;paramName=paramValue)*</text:span></text:p>
      <text:p text:style-name="P15"/>
      <text:p text:style-name="P24">For HTTP the supported parameters are: </text:p>
      <text:list text:style-name="L3">
        <text:list-item>
          <text:p text:style-name="P25">address <text:span text:style-name="T6">( required for a service supporting a unique address )</text:span> </text:p>
        </text:list-item>
        <text:list-item>
          <text:p text:style-name="P25">ProxyServer </text:p>
        </text:list-item>
        <text:list-item>
          <text:p text:style-name="P25">ProxyPort </text:p>
        </text:list-item>
        <text:list-item>
          <text:p text:style-name="P25">ProxyUsername </text:p>
        </text:list-item>
        <text:list-item>
          <text:p text:style-name="P26">ProxyPassword </text:p>
        </text:list-item>
      </text:list>
      <text:h text:style-name="Heading_20_4" text:outline-level="4">Multi-Address service ( Address per operation )</text:h>
      <text:p text:style-name="Standard">Certain services ( like the eBay SOAP services ) use a address per operation. The toolkit uses extended meta data ( see the services meta data chapter below ) <text:s/>to set operation's addresses. The “ebay” SOAP sample located under the <text:span text:style-name="T7">tests\ebay</text:span> folder demonstrates the operation's address setting.</text:p>
      <text:p text:style-name="P15"/>
      <text:h text:style-name="P27" text:outline-level="2">Server Side ( service creation )</text:h>
      <text:h text:style-name="Heading_20_3" text:outline-level="3">Overview.</text:h>
      <text:p text:style-name="Text_20_body">Web Service Toolkit contains a server side framework for service creation. Key features are:</text:p>
      <text:list text:style-name="L4">
        <text:list-item>
          <text:p text:style-name="P28">Service definition( interface ) <text:s/>is separated from implementation,</text:p>
        </text:list-item>
        <text:list-item>
          <text:p text:style-name="P28">Interface and implementations are not bound to message protocol,</text:p>
        </text:list-item>
        <text:list-item>
          <text:p text:style-name="P28">WSDL generation</text:p>
        </text:list-item>
        <text:list-item>
          <text:p text:style-name="P28">Support for SOAP 1.1 and a binary protocol,</text:p>
        </text:list-item>
        <text:list-item>
          <text:p text:style-name="P28">The framework is not bound to a transport protocol.</text:p>
        </text:list-item>
      </text:list>
      <text:p text:style-name="Text_20_body"/>
      <text:h text:style-name="Heading_20_3" text:outline-level="3">Example</text:h>
      <text:p text:style-name="Text_20_body">In order to create a service, we have to :</text:p>
      <text:list text:style-name="L5">
        <text:list-item>
          <text:p text:style-name="P29">define its interface, </text:p>
        </text:list-item>
        <text:list-item>
          <text:p text:style-name="P29">provide an implementation and register that one for the service, </text:p>
        </text:list-item>
        <text:list-item>
          <text:p text:style-name="P29">provide a binder that will route calls targeting the service to the implementation and register that one,</text:p>
        </text:list-item>
        <text:list-item>
          <text:p text:style-name="P29">host the service into an application server( TCP server, HTTP Server, ... ).</text:p>
        </text:list-item>
      </text:list>
      <text:p text:style-name="Text_20_body"/>
      <text:h text:style-name="Heading_20_4" text:outline-level="4">Defining the service Interface</text:h>
      <text:p text:style-name="P15">We will use the interface defined above for our sample. The complete projects of the example is located in the folder “\tests\tcp_server\calculator”. </text:p>
      <text:p text:style-name="P15"/>
      <text:p text:style-name="P20">[<text:span text:style-name="T2">Code]</text:span></text:p>
      <text:p text:style-name="P18">unit calculator;</text:p>
      <text:p text:style-name="P20">{$mode objfpc}{$H+}</text:p>
      <text:p text:style-name="P20">interface</text:p>
      <text:p text:style-name="P20">uses SysUtils, base_service_intf;</text:p>
      <text:p text:style-name="P20"/>
      <text:p text:style-name="P20">Type</text:p>
      <text:p text:style-name="P20"/>
      <text:p text:style-name="P20"><text:s text:c="2"/>TBinaryArgsResult = class(TBaseComplexRemotable)</text:p>
      <text:p text:style-name="P20"><text:s text:c="2"/>private</text:p>
      <text:p text:style-name="P20"><text:s text:c="4"/>FArg_A: Integer;</text:p>
      <text:p text:style-name="P20"><text:s text:c="4"/>FArg_B: Integer;</text:p>
      <text:p text:style-name="P20"><text:s text:c="4"/>FArg_OP: string;</text:p>
      <text:p text:style-name="P20"><text:s text:c="4"/>FArg_R: Integer;</text:p>
      <text:p text:style-name="P20"><text:s text:c="2"/>Published</text:p>
      <text:p text:style-name="P20"><text:s text:c="4"/>Property Arg_A : Integer Read FArg_A Write FArg_A;</text:p>
      <text:p text:style-name="P20"><text:s text:c="4"/>Property Arg_B : Integer Read FArg_B Write FArg_B;</text:p>
      <text:p text:style-name="P20"><text:s text:c="4"/>Property Arg_R : Integer Read FArg_R Write FArg_R;</text:p>
      <text:p text:style-name="P20"><text:s text:c="4"/>Property Arg_OP : string Read FArg_OP Write FArg_OP;</text:p>
      <text:p text:style-name="P20"><text:s text:c="2"/>End;</text:p>
      <text:p text:style-name="P20"/>
      <text:p text:style-name="P20"><text:s text:c="2"/>ICalculator = Interface</text:p>
      <text:p text:style-name="P20"><text:s text:c="4"/>function AddInt(</text:p>
      <text:p text:style-name="P20"><text:s text:c="6"/>Const A:Integer;</text:p>
      <text:p text:style-name="P20"><text:s text:c="6"/>Const B:Integer</text:p>
      <text:p text:style-name="P20"><text:s text:c="4"/>):TBinaryArgsResult;</text:p>
      <text:p text:style-name="P20"><text:s text:c="4"/>function DivInt(</text:p>
      <text:p text:style-name="P20"><text:s text:c="6"/>Const A:Integer;</text:p>
      <text:p text:style-name="P20"><text:s text:c="6"/>Const B:Integer</text:p>
      <text:p text:style-name="P20"><text:s text:c="4"/>):Integer;</text:p>
      <text:p text:style-name="P20"><text:s text:c="2"/>End;</text:p>
      <text:p text:style-name="P20"/>
      <text:p text:style-name="P20">implementation</text:p>
      <text:p text:style-name="P20">uses base_soap_formatter;</text:p>
      <text:p text:style-name="P20"/>
      <text:p text:style-name="P20">Initialization</text:p>
      <text:p text:style-name="P20"><text:s text:c="2"/>GetTypeRegistry().Register(sXSD_NS,TypeInfo(TBinaryArgsResult),'TBinaryArgsResult');</text:p>
      <text:p text:style-name="P20"><text:s text:c="2"/></text:p>
      <text:p text:style-name="P20">end.</text:p>
      <text:p text:style-name="P18">[/code]</text:p>
      <text:p text:style-name="P15"/>
      <text:h text:style-name="Heading_20_4" text:outline-level="4">Providing an implementation for the service</text:h>
      <text:p text:style-name="P15">“ws_helper” has options to generate proxy file, basic implementation skeleton file and a binder file ( see the listing above). </text:p>
      <text:p text:style-name="P15"/>
      <text:p text:style-name="P18">[Listing ws_helper usage]</text:p>
      <text:p text:style-name="P20">ws_helper [-p] [-b] [-i] [-oPATH] inputFilename</text:p>
      <text:p text:style-name="P20"><text:s text:c="2"/>-p <text:s/>Generate service proxy</text:p>
      <text:p text:style-name="P20"><text:s text:c="2"/>-b <text:s/>Generate service binder</text:p>
      <text:p text:style-name="P20"><text:s text:c="2"/>-i <text:s/>Generate service minimal implementation</text:p>
      <text:p text:style-name="P20"><text:s text:c="2"/>-o <text:s/>PATH <text:s/>Output directory</text:p>
      <text:p text:style-name="P18">[/Listing]</text:p>
      <text:p text:style-name="P15"/>
      <text:p text:style-name="Standard">Executing “ws_helper” with the <text:span text:style-name="T5">-i</text:span> and <text:span text:style-name="T5">-b</text:span> options as above will produce two files : <text:span text:style-name="T5">calculator_imp.pas</text:span> and <text:span text:style-name="T5">calculator_binder.pas.</text:span></text:p>
      <text:p text:style-name="P15"/>
      <text:p text:style-name="P18">[Listing ws_helper execution session]</text:p>
      <text:p text:style-name="P20">ws_helper\ws_helper.exe -i -b -osrv tests\tcp_server\calculator\calculator.pas</text:p>
      <text:p text:style-name="P20">ws_helper Copyright (c) 2006 by Inoussa OUEDRAOGO</text:p>
      <text:p text:style-name="P20">File "tests\tcp_server\calculator\calculator.pas" parsed succesfully.</text:p>
      <text:p text:style-name="P18">[/Listing]</text:p>
      <text:p text:style-name="P15"/>
      <text:p text:style-name="Standard">The <text:span text:style-name="T5">calculator_imp.pas</text:span> unit contains a skeleton implementation class for the interface. It defines a procedure named <text:span text:style-name="T5">RegisterCalculatorImplementationFactory</text:span>. The procedure registers the <text:s/>class as the service implementation provider in the implementation registry.</text:p>
      <text:p text:style-name="Standard"/>
      <text:p text:style-name="P18">[code]</text:p>
      <text:p text:style-name="P18">Unit calculator_imp;</text:p>
      <text:p text:style-name="P20">{$mode objfpc}{$H+}</text:p>
      <text:p text:style-name="P20">Interface</text:p>
      <text:p text:style-name="P20">Uses SysUtils, Classes, </text:p>
      <text:p text:style-name="P20"><text:s text:c="5"/>base_service_intf, server_service_intf, server_service_imputils, calculator;</text:p>
      <text:p text:style-name="P20">Type</text:p>
      <text:p text:style-name="P20"><text:s text:c="2"/>TCalculator_ServiceImp=class(TBaseServiceImplementation,ICalculator)</text:p>
      <text:p text:style-name="P20"><text:s text:c="2"/>Protected</text:p>
      <text:p text:style-name="P20"><text:s text:c="4"/>function AddInt(Const A : Integer;Const B : Integer):TBinaryArgsResult;</text:p>
      <text:p text:style-name="P20"><text:s text:c="4"/>function DivInt(Const A : Integer;Const B : Integer):Integer;</text:p>
      <text:p text:style-name="P20"><text:s text:c="2"/>End;</text:p>
      <text:p text:style-name="P20"/>
      <text:p text:style-name="P20"><text:s text:c="2"/>procedure RegisterCalculatorImplementationFactory();</text:p>
      <text:p text:style-name="P20"/>
      <text:p text:style-name="P20">Implementation</text:p>
      <text:p text:style-name="P20"/>
      <text:p text:style-name="P20">{ TCalculator_ServiceImp implementation }</text:p>
      <text:p text:style-name="P20">function TCalculator_ServiceImp.AddInt( Const A : Integer; Const B : Integer):TBinaryArgsResult;</text:p>
      <text:p text:style-name="P20">Begin</text:p>
      <text:p text:style-name="P20"><text:s text:c="2"/>Result := TBinaryArgsResult.Create();</text:p>
      <text:p text:style-name="P20"><text:s text:c="2"/>Try</text:p>
      <text:p text:style-name="P20"><text:s text:c="4"/>Result.Arg_OP := '+';</text:p>
      <text:p text:style-name="P20"><text:s text:c="4"/>Result.Arg_A := A;</text:p>
      <text:p text:style-name="P20"><text:s text:c="4"/>Result.Arg_B := B;</text:p>
      <text:p text:style-name="P20"><text:s text:c="4"/>Result.Arg_R := A + B;</text:p>
      <text:p text:style-name="P20"><text:s text:c="2"/>Except</text:p>
      <text:p text:style-name="P20"><text:s text:c="4"/>FreeAndNil(Result);</text:p>
      <text:p text:style-name="P20"><text:s text:c="4"/>Raise;</text:p>
      <text:p text:style-name="P20"><text:s text:c="2"/>End;</text:p>
      <text:p text:style-name="P20">End;</text:p>
      <text:p text:style-name="P20"/>
      <text:p text:style-name="P20">function TCalculator_ServiceImp.DivInt( Const A : Integer; Const B : Integer):Integer;</text:p>
      <text:p text:style-name="P20">Begin</text:p>
      <text:p text:style-name="P20"><text:s text:c="2"/>Result := A div B;</text:p>
      <text:p text:style-name="P20">End;</text:p>
      <text:p text:style-name="P20"/>
      <text:p text:style-name="P20">procedure RegisterCalculatorImplementationFactory();</text:p>
      <text:p text:style-name="P20">Begin</text:p>
      <text:p text:style-name="P20"><text:s text:c="2"/>GetServiceImplementationRegistry().Register('Calculator',TImplementationFactory.Create(TCalculator_ServiceImp) as IServiceImplementationFactory);</text:p>
      <text:p text:style-name="P20">End;</text:p>
      <text:p text:style-name="P20"/>
      <text:p text:style-name="P20">End. <text:s text:c="6"/></text:p>
      <text:p text:style-name="P18">[/code]</text:p>
      <text:h text:style-name="P30" text:outline-level="4"/>
      <text:h text:style-name="P30" text:outline-level="4">Providing a binder for the service.</text:h>
      <text:p text:style-name="P15">The binder's role is to:</text:p>
      <text:list text:style-name="L6">
        <text:list-item>
          <text:p text:style-name="P31">unpack the incoming message,</text:p>
        </text:list-item>
        <text:list-item>
          <text:p text:style-name="P31">set up the call stack,</text:p>
        </text:list-item>
        <text:list-item>
          <text:p text:style-name="P31">make the call against the registered implementation,</text:p>
        </text:list-item>
        <text:list-item>
          <text:p text:style-name="P31">serialize the execution stack to create the return message.</text:p>
        </text:list-item>
      </text:list>
      <text:p text:style-name="P15"/>
      <text:p text:style-name="P15">The calculator_binder.pas unit generated by ws_helper, contains :</text:p>
      <text:list text:style-name="L7">
        <text:list-item>
          <text:p text:style-name="P32"><text:s/>TCalculator_ServiceBinder : the actual binder class,</text:p>
        </text:list-item>
        <text:list-item>
          <text:p text:style-name="P32">TCalculator_ServiceBinderFactory a factory class for the binder and</text:p>
        </text:list-item>
        <text:list-item>
          <text:p text:style-name="P32">Server_service_RegisterCalculatorService : the binder factory registration procedure.</text:p>
          <text:p text:style-name="P32"/>
        </text:list-item>
      </text:list>
      <text:p text:style-name="P15">The following code extract shows the unit interface part and a method handler of the binder.</text:p>
      <text:p text:style-name="P15"/>
      <text:p text:style-name="P18">[Code part of calculator_binder.pas]</text:p>
      <text:p text:style-name="P18">Unit calculator_binder;</text:p>
      <text:p text:style-name="P20">{$mode objfpc}{$H+}</text:p>
      <text:p text:style-name="P20">Interface</text:p>
      <text:p text:style-name="P20">Uses SysUtils, Classes, base_service_intf, server_service_intf, calculator;</text:p>
      <text:p text:style-name="P20"/>
      <text:p text:style-name="P20">Type</text:p>
      <text:p text:style-name="P20"><text:s text:c="2"/>TCalculator_ServiceBinder=class(TBaseServiceBinder)</text:p>
      <text:p text:style-name="P20"><text:s text:c="2"/>Protected</text:p>
      <text:p text:style-name="P20"><text:s text:c="4"/>procedure AddIntHandler(AFormatter:IFormatterResponse);</text:p>
      <text:p text:style-name="P20"><text:s text:c="4"/>procedure DivIntHandler(AFormatter:IFormatterResponse);</text:p>
      <text:p text:style-name="P20"><text:s text:c="2"/>Public</text:p>
      <text:p text:style-name="P20"><text:s text:c="4"/>constructor Create();</text:p>
      <text:p text:style-name="P20"><text:s text:c="2"/>End;</text:p>
      <text:p text:style-name="P20"/>
      <text:p text:style-name="P20"><text:s text:c="2"/>TCalculator_ServiceBinderFactory = class(TInterfacedObject,IItemFactory)</text:p>
      <text:p text:style-name="P20"><text:s text:c="2"/>protected</text:p>
      <text:p text:style-name="P20"><text:s text:c="4"/>function CreateInstance():IInterface;</text:p>
      <text:p text:style-name="P20"><text:s text:c="2"/>End;</text:p>
      <text:p text:style-name="P20"/>
      <text:p text:style-name="P20"><text:s text:c="2"/>procedure Server_service_RegisterCalculatorService();</text:p>
      <text:p text:style-name="P20"/>
      <text:p text:style-name="P20">Implementation</text:p>
      <text:p text:style-name="P20">uses TypInfo;</text:p>
      <text:p text:style-name="P20"/>
      <text:p text:style-name="P20">procedure TCalculator_ServiceBinder.AddIntHandler(AFormatter:IFormatterResponse);</text:p>
      <text:p text:style-name="P20">Var</text:p>
      <text:p text:style-name="P20"><text:s text:c="2"/>tmpObj : ICalculator;</text:p>
      <text:p text:style-name="P20"><text:s text:c="2"/>callCtx : ICallContext;</text:p>
      <text:p text:style-name="P20"><text:s text:c="2"/>strPrmName : string;</text:p>
      <text:p text:style-name="P20"><text:s text:c="2"/>procName,trgName : string;</text:p>
      <text:p text:style-name="P20"><text:s text:c="2"/>A : Integer;</text:p>
      <text:p text:style-name="P20"><text:s text:c="2"/>B : Integer;</text:p>
      <text:p text:style-name="P20"><text:s text:c="2"/>returnVal : TBinaryArgsResult;</text:p>
      <text:p text:style-name="P20"><text:s text:c="2"/>locTypeInfo : PTypeInfo;</text:p>
      <text:p text:style-name="P20">Begin</text:p>
      <text:p text:style-name="P20"><text:s text:c="2"/>callCtx := CreateCallContext();</text:p>
      <text:p text:style-name="P20"><text:s text:c="2"/>locTypeInfo := TypeInfo(TBinaryArgsResult);</text:p>
      <text:p text:style-name="P20"><text:s text:c="2"/>If ( locTypeInfo^.Kind in [tkClass,tkInterface] ) Then</text:p>
      <text:p text:style-name="P20"><text:s text:c="4"/>Pointer(returnVal) := Nil;</text:p>
      <text:p text:style-name="P20"><text:s text:c="2"/></text:p>
      <text:p text:style-name="P20"><text:s text:c="2"/>strPrmName := 'A'; <text:s/>AFormatter.Get(TypeInfo(Integer),strPrmName,A);</text:p>
      <text:p text:style-name="P20"><text:s text:c="2"/>strPrmName := 'B'; <text:s/>AFormatter.Get(TypeInfo(Integer),strPrmName,B);</text:p>
      <text:p text:style-name="P20"><text:s text:c="2"/></text:p>
      <text:p text:style-name="P20"><text:s text:c="2"/>tmpObj := Self.GetFactory().CreateInstance() as ICalculator;</text:p>
      <text:p text:style-name="P20"><text:s text:c="2"/></text:p>
      <text:p text:style-name="P20"><text:s text:c="2"/>returnVal := tmpObj.AddInt(A,B);</text:p>
      <text:p text:style-name="P20"><text:s text:c="2"/>locTypeInfo := TypeInfo(TBinaryArgsResult);</text:p>
      <text:p text:style-name="P20"><text:s text:c="2"/>If ( locTypeInfo^.Kind = tkClass ) And Assigned(Pointer(returnVal)) Then</text:p>
      <text:p text:style-name="P20"><text:s text:c="4"/>callCtx.AddObject(TObject(returnVal));</text:p>
      <text:p text:style-name="P20"><text:s text:c="2"/></text:p>
      <text:p text:style-name="P20"><text:s text:c="2"/>procName := AFormatter.GetCallProcedureName();</text:p>
      <text:p text:style-name="P20"><text:s text:c="2"/>trgName := AFormatter.GetCallTarget();</text:p>
      <text:p text:style-name="P20"><text:s text:c="2"/>AFormatter.Clear();</text:p>
      <text:p text:style-name="P20"><text:s text:c="2"/>AFormatter.BeginCallResponse(procName,trgName);</text:p>
      <text:p text:style-name="P20"><text:s text:c="4"/>AFormatter.Put('return',TypeInfo(TBinaryArgsResult),returnVal);</text:p>
      <text:p text:style-name="P20"><text:s text:c="2"/>AFormatter.EndCallResponse();</text:p>
      <text:p text:style-name="P20"><text:s text:c="2"/></text:p>
      <text:p text:style-name="P20"><text:s text:c="2"/>callCtx := Nil;</text:p>
      <text:p text:style-name="P20">End;</text:p>
      <text:p text:style-name="P18">[/Code]</text:p>
      <text:p text:style-name="Standard"/>
      <text:h text:style-name="Heading_20_4" text:outline-level="4">Host the service into an application server.</text:h>
      <text:p text:style-name="P15">The application server's role is to route incoming service requests to the Web Service Toolkit runtime. For the runtime to process service requests :</text:p>
      <text:list text:style-name="L8">
        <text:list-item>
          <text:p text:style-name="P33"><text:s/>The services and their implementations have to be registered ,</text:p>
        </text:list-item>
        <text:list-item>
          <text:p text:style-name="P33"><text:s/>The message protocol (SOAP, binary,...) have to be registered. </text:p>
          <text:p text:style-name="P33"/>
        </text:list-item>
      </text:list>
      <text:p text:style-name="P15">The runtime interface is defined in the <text:span text:style-name="T7">server_service_intf</text:span> unit. This unit contains :</text:p>
      <text:list text:style-name="L9">
        <text:list-item>
          <text:p text:style-name="P34"><text:s/><text:span text:style-name="T8">GetServerServiceRegistry</text:span>, which returns the service registry,</text:p>
        </text:list-item>
        <text:list-item>
          <text:p text:style-name="P34"><text:span text:style-name="T8">GetServiceImplementationRegistry</text:span> which returns the service implementation registry,</text:p>
        </text:list-item>
        <text:list-item>
          <text:p text:style-name="P34"><text:span text:style-name="T8">GetFormatterRegistry</text:span> which returns the message format registry and</text:p>
        </text:list-item>
        <text:list-item>
          <text:p text:style-name="P34"><text:span text:style-name="T8">HandleServiceRequest</text:span> which is the unique entry point for request processing.</text:p>
        </text:list-item>
      </text:list>
      <text:p text:style-name="Standard"/>
      <text:p text:style-name="P15">The toolkit is provided with a simple TCP server ( using ICS components ) hosting the sample <text:span text:style-name="T9">Calculator</text:span> <text:s/>service defined early in this document located in the \tests\tcp_server folder. The complete source files of the sample is in that directory and the client application in the \client <text:s/>sub folder. The registrations are done in the application's main form <text:span text:style-name="T10">OnCreate</text:span> event as printed above:</text:p>
      <text:p text:style-name="Standard"/>
      <text:p text:style-name="P18">[Code]</text:p>
      <text:p text:style-name="P20">procedure TfMain.FormCreate(Sender: TObject);</text:p>
      <text:p text:style-name="P20">begin</text:p>
      <text:p text:style-name="P20"><text:s text:c="2"/>Server_service_RegisterCalculatorService();</text:p>
      <text:p text:style-name="P20"><text:s text:c="2"/>RegisterCalculatorImplementationFactory();</text:p>
      <text:p text:style-name="P20"><text:s text:c="2"/>Server_service_RegisterSoapFormat();</text:p>
      <text:p text:style-name="P20"><text:s text:c="2"/>Server_service_RegisterBinaryFormat();</text:p>
      <text:p text:style-name="P20">end; </text:p>
      <text:p text:style-name="P18">[/Code]</text:p>
      <text:p text:style-name="Standard"/>
      <text:p text:style-name="P15"><text:span text:style-name="T8">Server_service_RegisterCalculatorService</text:span> located in the <text:span text:style-name="T7">calculator_binder</text:span> unit ( generated by <text:span text:style-name="T8">ws_helper</text:span> ) registers the <text:span text:style-name="T9">Calculator</text:span> service by calling in turn <text:span text:style-name="T8">GetServerServiceRegistry:</text:span></text:p>
      <text:p text:style-name="P35"/>
      <text:p text:style-name="P18">[Code located in calculator_binder.pas]</text:p>
      <text:p text:style-name="P20">procedure Server_service_RegisterCalculatorService();</text:p>
      <text:p text:style-name="P20">Begin</text:p>
      <text:p text:style-name="P20"><text:s text:c="2"/>GetServerServiceRegistry().Register(</text:p>
      <text:p text:style-name="P20"><text:s text:c="4"/>'Calculator',</text:p>
      <text:p text:style-name="P20"><text:s text:c="4"/>TCalculator_ServiceBinderFactory.Create() as IItemFactory</text:p>
      <text:p text:style-name="P20"><text:s text:c="2"/>);</text:p>
      <text:p text:style-name="P20">End;</text:p>
      <text:p text:style-name="P18">[Code]</text:p>
      <text:p text:style-name="Standard"/>
      <text:p text:style-name="P15"><text:span text:style-name="T8">RegisterCalculatorImplementationFactory</text:span> <text:s/>located in the <text:span text:style-name="T7">calculator_imp</text:span> unit ( generated by ws_helper ) registers the <text:span text:style-name="T9">Calculator</text:span> implementation by calling in turn <text:span text:style-name="T8">GetServiceImplementationRegistry:</text:span></text:p>
      <text:p text:style-name="P35"/>
      <text:p text:style-name="P18">[Code located in calculator_imp.pas]</text:p>
      <text:p text:style-name="P20">procedure RegisterCalculatorImplementationFactory();</text:p>
      <text:p text:style-name="P20">Begin</text:p>
      <text:p text:style-name="P20"><text:s text:c="2"/>GetServiceImplementationRegistry().Register(</text:p>
      <text:p text:style-name="P20"><text:s text:c="4"/>'Calculator',</text:p>
      <text:p text:style-name="P20"><text:s text:c="4"/>TSimpleItemFactory.Create(TCalculator_ServiceImp) as IitemFactory</text:p>
      <text:p text:style-name="P20"><text:s text:c="2"/>);</text:p>
      <text:p text:style-name="P20">End;</text:p>
      <text:p text:style-name="P18">[Code]</text:p>
      <text:p text:style-name="Standard"/>
      <text:p text:style-name="P15"><text:span text:style-name="T8">Server_service_RegisterSoapFormat</text:span> <text:s/>located in the <text:span text:style-name="T7">server_service_soap</text:span> unit ( provided by the toolkit ) registers the <text:span text:style-name="T9">SOAP</text:span> <text:s/>implementation by calling in turn <text:span text:style-name="T8">GetFormatterRegistry:</text:span></text:p>
      <text:p text:style-name="P35"/>
      <text:p text:style-name="P18">[Code located in server_service_soap.pas]</text:p>
      <text:p text:style-name="P20">procedure Server_service_RegisterSoapFormat();</text:p>
      <text:p text:style-name="P20">begin</text:p>
      <text:p text:style-name="P20"><text:s text:c="2"/>GetFormatterRegistry().Register(</text:p>
      <text:p text:style-name="P20"><text:s text:c="4"/>sSOAP_CONTENT_TYPE,</text:p>
      <text:p text:style-name="P20"><text:s text:c="4"/>TSimpleItemFactory.Create(TSOAPFormatter) as IitemFactory</text:p>
      <text:p text:style-name="P20"><text:s text:c="2"/>);</text:p>
      <text:p text:style-name="P20"><text:s text:c="2"/>RegisterStdTypes();</text:p>
      <text:p text:style-name="P20">end;</text:p>
      <text:p text:style-name="P18">[Code]</text:p>
      <text:p text:style-name="Standard"/>
      <text:p text:style-name="P15"><text:span text:style-name="T10">Server_service_RegisterBinaryFormat</text:span> <text:s text:c="2"/>located in the <text:span text:style-name="T7">server_binary_formatter</text:span> unit ( provided by the toolkit ) registers the <text:span text:style-name="T9">Binary message</text:span> <text:s/>implementation by calling in turn <text:span text:style-name="T8">GetFormatterRegistry:</text:span></text:p>
      <text:p text:style-name="P35"/>
      <text:p text:style-name="P18">[Code located in server_binary_formatter.pas]</text:p>
      <text:p text:style-name="P20">procedure Server_service_RegisterBinaryFormat();</text:p>
      <text:p text:style-name="P20">begin</text:p>
      <text:p text:style-name="P20"><text:s text:c="2"/>GetFormatterRegistry().Register(</text:p>
      <text:p text:style-name="P20"><text:s text:c="4"/>sCONTENT_TYPE,</text:p>
      <text:p text:style-name="P20"><text:s text:c="4"/>TBinaryFormatterFactory.Create() as IitemFactory</text:p>
      <text:p text:style-name="P20"><text:s text:c="2"/>);</text:p>
      <text:p text:style-name="P20">end;</text:p>
      <text:p text:style-name="P18">[Code]</text:p>
      <text:p text:style-name="Standard"/>
      <text:p text:style-name="P15"><text:span text:style-name="T8">HandleServiceRequest</text:span> is invoked to process incoming request buffer in the socket client processing procedure <text:span text:style-name="T10">ProcessData</text:span> located in the <text:span text:style-name="T7">server_unit</text:span> unit. </text:p>
      <text:p text:style-name="P15"/>
      <text:p text:style-name="P18">[Code]</text:p>
      <text:p text:style-name="P20">procedure TTcpSrvApp.ProcessData(Client : TTcpSrvClient);</text:p>
      <text:p text:style-name="P20">Var</text:p>
      <text:p text:style-name="P20"><text:s text:c="2"/>buff, trgt,ctntyp : string;</text:p>
      <text:p text:style-name="P20"><text:s text:c="2"/>rqst : IRequestBuffer;</text:p>
      <text:p text:style-name="P20"><text:s text:c="2"/>wrtr : IDataStore;</text:p>
      <text:p text:style-name="P20"><text:s text:c="2"/>rdr : IDataStoreReader;</text:p>
      <text:p text:style-name="P20"><text:s text:c="2"/>inStream, outStream, bufStream : TMemoryStream;</text:p>
      <text:p text:style-name="P20"><text:s text:c="2"/>i : Integer;</text:p>
      <text:p text:style-name="P20">begin</text:p>
      <text:p text:style-name="P20"><text:s text:c="2"/>inStream := Nil;</text:p>
      <text:p text:style-name="P20"><text:s text:c="2"/>outStream := Nil;</text:p>
      <text:p text:style-name="P20"><text:s text:c="2"/>bufStream := Nil;</text:p>
      <text:p text:style-name="P20"><text:s text:c="2"/>Try</text:p>
      <text:p text:style-name="P20"><text:s text:c="4"/>Client.RequestStream.Position := 0;</text:p>
      <text:p text:style-name="P20"><text:s text:c="4"/>Try</text:p>
      <text:p text:style-name="P20"><text:s text:c="6"/>inStream := TMemoryStream.Create();</text:p>
      <text:p text:style-name="P20"><text:s text:c="6"/>outStream := TMemoryStream.Create();</text:p>
      <text:p text:style-name="P20"><text:s text:c="6"/>bufStream := TMemoryStream.Create();</text:p>
      <text:p text:style-name="P20"><text:s text:c="6"/>rdr := CreateBinaryReader(Client.RequestStream);</text:p>
      <text:p text:style-name="P20"><text:s text:c="6"/>trgt := rdr.ReadStr();</text:p>
      <text:p text:style-name="P20"><text:s text:c="6"/>ctntyp := rdr.ReadStr();</text:p>
      <text:p text:style-name="P20"><text:s text:c="6"/>buff := rdr.ReadStr();</text:p>
      <text:p text:style-name="P20"><text:s text:c="6"/>inStream.Write(buff[1],Length(buff));</text:p>
      <text:p text:style-name="P20"><text:s text:c="6"/>inStream.Position := 0;</text:p>
      <text:p text:style-name="P20"><text:s text:c="6"/>rqst := TRequestBuffer.Create(trgt,ctntyp,inStream,bufStream);</text:p>
      <text:p text:style-name="P20"><text:s text:c="6"/><text:span text:style-name="T2">HandleServiceRequest(rqst);</text:span></text:p>
      <text:p text:style-name="P20"><text:s text:c="6"/>i := bufStream.Size;</text:p>
      <text:p text:style-name="P20"><text:s text:c="6"/>SetLength(buff,i);</text:p>
      <text:p text:style-name="P20"><text:s text:c="6"/>bufStream.Position := 0;</text:p>
      <text:p text:style-name="P20"><text:s text:c="6"/>bufStream.Read(buff[1],i);</text:p>
      <text:p text:style-name="P20"><text:s text:c="6"/>wrtr := CreateBinaryWriter(outStream);</text:p>
      <text:p text:style-name="P20"><text:s text:c="6"/>wrtr.WriteStr(buff);</text:p>
      <text:p text:style-name="P20"><text:s text:c="6"/>Client.Send(outStream.Memory,outStream.Size);</text:p>
      <text:p text:style-name="P20"><text:s text:c="4"/>Finally</text:p>
      <text:p text:style-name="P20"><text:s text:c="6"/>bufStream.Free();</text:p>
      <text:p text:style-name="P20"><text:s text:c="6"/>outStream.Free();</text:p>
      <text:p text:style-name="P20"><text:s text:c="6"/>inStream.Free();</text:p>
      <text:p text:style-name="P20"><text:s text:c="6"/>Client.FDataLentgh := -1;</text:p>
      <text:p text:style-name="P20"><text:s text:c="6"/>Client.RequestStream.Size := 0;</text:p>
      <text:p text:style-name="P20"><text:s text:c="4"/>End;</text:p>
      <text:p text:style-name="P20"><text:s text:c="2"/>Except</text:p>
      <text:p text:style-name="P20"><text:s text:c="4"/>On e : Exception Do</text:p>
      <text:p text:style-name="P20"><text:s text:c="6"/>Display('ProcessData()&gt;&gt; Exception = '+e.Message);</text:p>
      <text:p text:style-name="P20"><text:s text:c="2"/>End;</text:p>
      <text:p text:style-name="P20">end;</text:p>
      <text:p text:style-name="P18">[/Code]</text:p>
      <text:p text:style-name="Standard"><text:s/></text:p>
      <text:p text:style-name="Standard">In order to give it a try one have to :</text:p>
      <text:list text:style-name="L10">
        <text:list-item>
          <text:p text:style-name="P36">compile the server,</text:p>
        </text:list-item>
        <text:list-item>
          <text:p text:style-name="P36">compile the client application,</text:p>
        </text:list-item>
        <text:list-item>
          <text:p text:style-name="P36">execute the server and start listening,</text:p>
        </text:list-item>
        <text:list-item>
          <text:p text:style-name="P36">execute the client.</text:p>
        </text:list-item>
      </text:list>
      <text:p text:style-name="Standard"/>
      <text:h text:style-name="Heading_20_3" text:outline-level="3">WSDL generation.</text:h>
      <text:p text:style-name="P15">Services in the toolkit are organized into <text:span text:style-name="T9">meta data repositories</text:span>. Conceptually a repository corresponds :</text:p>
      <text:list text:style-name="L11">
        <text:list-item>
          <text:p text:style-name="P37">at compile time to the pascal unit containing the service definition</text:p>
        </text:list-item>
        <text:list-item>
          <text:p text:style-name="P37">at runtime to a name space. </text:p>
        </text:list-item>
      </text:list>
      <text:p text:style-name="P15">The repository is the toolkit WSDL generation unit.</text:p>
      <text:h text:style-name="Heading_20_4" text:outline-level="4">The Meta data Service.</text:h>
      <text:p text:style-name="P15">The toolkit is provided with an easy to use metadata service implementation which in turn uses the raw interface defined in the <text:s text:c="2"/><text:span text:style-name="T8">metadata_repository</text:span> unit (see above). A Lazarus GUI client application is located in the <text:span text:style-name="T8">tests\metadata_browser</text:span> folder.</text:p>
      <text:h text:style-name="Heading_20_4" text:outline-level="4">WSDL generation API.</text:h>
      <text:p text:style-name="Standard">The <text:span text:style-name="T8">metadata_wsdl</text:span> pascal unit contains the <text:span text:style-name="T8">GenerateWSDL</text:span> function for WSDL generation from <text:s/>a repository (see the signature below). </text:p>
      <text:p text:style-name="Standard"/>
      <text:p text:style-name="P20"><text:s text:c="2"/>PServiceRepository = ^TServiceRepository;</text:p>
      <text:p text:style-name="P20"><text:s text:c="2"/>TServiceRepository = record</text:p>
      <text:p text:style-name="P20"><text:s text:c="4"/>NameSpace <text:s text:c="7"/>: ShortString;</text:p>
      <text:p text:style-name="P20"><text:s text:c="4"/>Name <text:s text:c="12"/>: ShortString;</text:p>
      <text:p text:style-name="P20"><text:s text:c="4"/>RootAddress <text:s text:c="5"/>: ShortString;</text:p>
      <text:p text:style-name="P20"><text:s text:c="4"/>ServicesCount <text:s text:c="3"/>: Byte;</text:p>
      <text:p text:style-name="P20"><text:s text:c="4"/>Services <text:s text:c="8"/>: PService;</text:p>
      <text:p text:style-name="P20"><text:s text:c="2"/>end;</text:p>
      <text:p text:style-name="P20">procedure GenerateWSDL(AMdtdRep : PServiceRepository; ADoc : TDOMDocument);</text:p>
      <text:p text:style-name="Standard"/>
      <text:h text:style-name="Heading_20_5" text:outline-level="5">WSDL Customization.</text:h>
      <text:p text:style-name="P15">The WSDL generation is based on the <text:span text:style-name="T8">IWsdlTypeHandler</text:span> and the <text:span text:style-name="T8">IWsdlTypeHandlerRegistry</text:span> interfaces located in the <text:span text:style-name="T8">metadata_wsdl</text:span> unit. In order to customize the generated WSDL, one has to provide a class implementing the <text:s/><text:span text:style-name="T8">IWsdlTypeHandler</text:span> interface. Then that class has to be registered in the registry. The <text:span text:style-name="T8">metadata_wsdl</text:span> unit contains implementations for pascal enumerations, <text:span text:style-name="T8">TBaseComplexRemotable</text:span> descendants, and <text:span text:style-name="T8">TBaseArrayRemotable</text:span> descendants.</text:p>
      <text:h text:style-name="Heading_20_4" text:outline-level="4">Sample</text:h>
      <text:p text:style-name="P15">A functional sample project is located under <text:span text:style-name="T8">\tests\http_server</text:span> . It is an Indy base http server.</text:p>
      <text:p text:style-name="P15"/>
      <text:h text:style-name="Heading_20_3" text:outline-level="3">Services Extensions – Server side</text:h>
      <text:p text:style-name="P15">Services extensions provide a mean to hook into all the services request processing stages. Services extensions may be used, for example, to implement authentication, request logging, data compression, etc.</text:p>
      <text:p text:style-name="P15">The IServiceExtension bellow is the interface used by the toolkit runtime to call services extensions.</text:p>
      <text:p text:style-name="P15"/>
      <text:p text:style-name="P20"><text:s text:c="2"/>TMessageStage = (</text:p>
      <text:p text:style-name="P20"><text:s text:c="4"/>msAfterDeserialize, msAfterSerialize, msBeforeDeserialize, msBeforeSerialize</text:p>
      <text:p text:style-name="P20"><text:s text:c="2"/>);</text:p>
      <text:p text:style-name="P20"><text:s text:c="2"/>IServiceExtension = interface</text:p>
      <text:p text:style-name="P20"><text:s text:c="4"/>['{E192E6B3-7932-4D44-A8AC-135D7A0B8C93}']</text:p>
      <text:p text:style-name="P20"><text:s text:c="4"/>procedure ProcessMessage(</text:p>
      <text:p text:style-name="P20"><text:s text:c="6"/>const AMessageStage <text:s/>: TMessageStage;</text:p>
      <text:p text:style-name="P20"><text:s text:c="15"/>ACallContext <text:s text:c="2"/>: ICallContext;</text:p>
      <text:p text:style-name="P20"><text:s text:c="15"/>AMsgData <text:s text:c="6"/>: IInterface</text:p>
      <text:p text:style-name="P20"><text:s text:c="4"/>);</text:p>
      <text:p text:style-name="Standard"><text:span text:style-name="T5"><text:s text:c="2"/>end;</text:span> <text:s/></text:p>
      <text:p text:style-name="Text_20_body"/>
      <text:p text:style-name="P24">The "<text:span text:style-name="T8">AMsgData</text:span>" parameter actual type depends on the message processing state <text:s/>and corresponds to :</text:p>
      <text:list text:style-name="L12">
        <text:list-item>
          <text:p text:style-name="P38"><text:span text:style-name="T10">IRequestBuffer</text:span> on "<text:span text:style-name="T10">msBeforeDeserialize</text:span>" and "<text:span text:style-name="T10">msAfterSerialize</text:span>"</text:p>
        </text:list-item>
        <text:list-item>
          <text:p text:style-name="P38"><text:span text:style-name="T10">IFormatterResponse</text:span> on "<text:span text:style-name="T10">msAfterDeserialize</text:span>" and "<text:span text:style-name="T10">msBeforeSerialize</text:span>" </text:p>
        </text:list-item>
      </text:list>
      <text:p text:style-name="P24">These types are located in the <text:span text:style-name="T8">server_service_intf</text:span> unit. Extensions have to be registered in the extensions registry ( located in the <text:span text:style-name="T8">server_service_intf unit </text:span>) printed bellow :</text:p>
      <text:p text:style-name="P20"><text:s text:c="2"/>IServiceExtensionRegistry = Interface</text:p>
      <text:p text:style-name="P20"><text:s text:c="4"/>['{68DC78F1-E6CF-4D6B-8473-75288794769C}']</text:p>
      <text:p text:style-name="P20"><text:s text:c="4"/>function Find(const AName : string):IServiceExtension;</text:p>
      <text:p text:style-name="P20"><text:s text:c="4"/>procedure Register(</text:p>
      <text:p text:style-name="P20"><text:s text:c="6"/>const AName <text:s text:c="3"/>: string;</text:p>
      <text:p text:style-name="P20"><text:s text:c="15"/>AFactory : IItemFactory</text:p>
      <text:p text:style-name="P20"><text:s text:c="4"/>);</text:p>
      <text:p text:style-name="P20"><text:s text:c="2"/>end;</text:p>
      <text:p text:style-name="Text_20_body"/>
      <text:p text:style-name="P39">In order for an service implementation to use a service extension, it has to register himself to that extension. To that end, the <text:span text:style-name="T8">IServiceImplementationFactory</text:span> interface provides the <text:span text:style-name="T8">RegisterExtension</text:span> method. A complete sample is included in the <text:span text:style-name="T8">calculator</text:span><text:span text:style-name="T2"> </text:span>sample.</text:p>
      <text:h text:style-name="P16" text:outline-level="2">Services meta data.</text:h>
      <text:p text:style-name="P15">Services in the toolkit are organized into <text:span text:style-name="T9">meta data repositories( see the “services's meta data” below )</text:span>. Conceptually a repository corresponds :</text:p>
      <text:list text:style-name="L11">
        <text:list-item text:start-value="1">
          <text:p text:style-name="P37">at compile time to the pascal unit containing the service definition</text:p>
        </text:list-item>
        <text:list-item>
          <text:p text:style-name="P37">at runtime to a name space. </text:p>
        </text:list-item>
      </text:list>
      <text:p text:style-name="P15">The <text:span text:style-name="T8">ws_helper</text:span> tool, when parsing the interface definition file, records the meta data of the services contained in the file to a Lazarus resource file. The resource file is then embedded into the generated binder's unit file( see the unit “initialization” part ). At runtime the service's recorded meta data are accessible through the interface <text:span text:style-name="T8">IModuleMetadataMngr</text:span> defined in the <text:span text:style-name="T8">metadata_repository</text:span> unit ( see below ). The <text:span text:style-name="T8">GetModuleMetadataMngr</text:span> function defined in the same unit returns an instance of an object supporting that interface.</text:p>
      <text:p text:style-name="Standard"/>
      <text:p text:style-name="P20"><text:s text:c="2"/>IModuleMetadataMngr = interface</text:p>
      <text:p text:style-name="P20"><text:s text:c="4"/>['{B10ACF6A-A599-45A3-B083-BEEFB810C889}']</text:p>
      <text:p text:style-name="P20"><text:s text:c="5"/>function IndexOfName(const ARepName : shortstring):Integer;</text:p>
      <text:p text:style-name="P20"><text:s text:c="4"/>function GetCount():Integer;</text:p>
      <text:p text:style-name="P20"><text:s text:c="4"/>function GetRepositoryName(const AIndex : Integer):shortstring;</text:p>
      <text:p text:style-name="P20"><text:s text:c="4"/>procedure SetRepositoryNameSpace(const ARepName,ANameSpace : shortstring);</text:p>
      <text:p text:style-name="P20"><text:s text:c="4"/>function LoadRepositoryName(</text:p>
      <text:p text:style-name="P20"><text:s text:c="6"/>const ARepName,ARootAddress <text:s/>: shortstring;</text:p>
      <text:p text:style-name="P20"><text:s text:c="6"/>out <text:s text:c="2"/>ARepository <text:s/>: PServiceRepository</text:p>
      <text:p text:style-name="P20"><text:s text:c="4"/>):Integer;</text:p>
      <text:p text:style-name="P20"><text:s text:c="4"/>procedure ClearRepository(var ARepository : PServiceRepository);</text:p>
      <text:p text:style-name="P20"><text:s text:c="4"/>procedure SetOperationCustomData(</text:p>
      <text:p text:style-name="P20"><text:s text:c="6"/>const ARepName <text:s text:c="6"/>: shortstring;</text:p>
      <text:p text:style-name="P20"><text:s text:c="6"/>const AServiceName <text:s text:c="2"/>: shortstring;</text:p>
      <text:p text:style-name="P20"><text:s text:c="6"/>const AOperationName : shortstring;</text:p>
      <text:p text:style-name="P20"><text:s text:c="6"/>const ADataName,</text:p>
      <text:p text:style-name="P20"><text:s text:c="12"/>AData <text:s text:c="9"/>: string</text:p>
      <text:p text:style-name="P20"><text:s text:c="4"/>);</text:p>
      <text:p text:style-name="P20"><text:s text:c="4"/>function GetServiceMetadata(const ARepName,AServiceName : shortstring) : PService;</text:p>
      <text:p text:style-name="P20"><text:s text:c="4"/>procedure ClearServiceMetadata(var AService : PService);</text:p>
      <text:p text:style-name="Standard"><text:span text:style-name="T5"><text:s text:c="2"/>end;</text:span> </text:p>
      <text:p text:style-name="Standard"/>
      <text:h text:style-name="Heading_20_3" text:outline-level="3">Extended Meta data.</text:h>
      <text:p text:style-name="P15">The meta data interface provides a way to add custom data to recorded ones. Currently only operation's meta data are supported through the <text:span text:style-name="T7">SetOperationCustomData</text:span> method.</text:p>
      <text:p text:style-name="P15">A repository's extended meta data has to be registered after the service meta data recorded in the Lazarus resource file have been registered. So for client application the generated proxy unit contains a conditional code fragment to call a registration procedure like showed below for the eBay sample located in the <text:span text:style-name="T7">tests\ebay</text:span> folder. The procedure name is obtained from the interface unit name ( the repository's name ) <text:s/>: <text:s/><text:span text:style-name="T5">Register_</text:span><text:span text:style-name="T7">%UNIT_NAME%</text:span><text:span text:style-name="T5">_ServiceMetadata</text:span> . </text:p>
      <text:p text:style-name="Standard"/>
      <text:p text:style-name="P20">initialization</text:p>
      <text:p text:style-name="P20"><text:s text:c="2"/>{$i ebay.lrs}</text:p>
      <text:p text:style-name="P20"/>
      <text:p text:style-name="P20"><text:s text:c="2"/>{$IF DECLARED(Register_ebay_ServiceMetadata)}</text:p>
      <text:p text:style-name="P20"><text:s text:c="2"/>Register_ebay_ServiceMetadata();</text:p>
      <text:p text:style-name="P20"><text:s text:c="2"/>{$ENDIF}</text:p>
      <text:p text:style-name="P20">End. <text:s/></text:p>
      <text:h text:style-name="Heading_20_2" text:outline-level="2"/>
      <text:h text:style-name="P16" text:outline-level="2">Headers support.</text:h>
      <text:h text:style-name="Heading_20_3" text:outline-level="3">The <text:s/>THeaderBlock class </text:h>
      <text:p text:style-name="P20"><text:s text:c="2"/>THeaderBlock = class(TBaseComplexRemotable)</text:p>
      <text:p text:style-name="P20"><text:s text:c="3"/>public</text:p>
      <text:p text:style-name="P20"><text:s text:c="4"/>property Direction : THeaderDirection read FDirection write FDirection;</text:p>
      <text:p text:style-name="P20"><text:s text:c="4"/>property Understood : Boolean read FUnderstood write FUnderstood;</text:p>
      <text:p text:style-name="P20"><text:s text:c="2"/>published</text:p>
      <text:p text:style-name="P20"><text:s text:c="4"/>property mustUnderstand : Integer read FmustUnderstand write SetmustUnderstand </text:p>
      <text:p text:style-name="P20"><text:s text:c="6"/>stored HasmustUnderstand;</text:p>
      <text:p text:style-name="P20"><text:s text:c="2"/>end;</text:p>
      <text:p text:style-name="Text_20_body"/>
      <text:p text:style-name="P39">The <text:s/><text:span text:style-name="T8">TheaderBlock</text:span> showed above ( the private part has been omitted for brevity), located in the <text:span text:style-name="T7">base_service_intf</text:span> unit, is the root <text:s/>class all header classes are derived from.. The <text:span text:style-name="T8">Direction</text:span> property indicate whether it is an incoming header or <text:s/>an outgoing one. The <text:span text:style-name="T8">mustUnderstand</text:span> property define whether the header is a mandatory one.</text:p>
      <text:h text:style-name="Heading_20_3" text:outline-level="3">Defining header class.</text:h>
      <text:p text:style-name="P15">Soap headers are derived from the THeaderBlock base class located in the <text:span text:style-name="T7">base_service_intf</text:span> unit. They have to be registered in the type registry. Below is reproduced an header example extracted from the <text:span text:style-name="T2">“calculator”</text:span> sample project.</text:p>
      <text:p text:style-name="P15"/>
      <text:p text:style-name="P20"><text:s text:c="2"/>TCalcHeader = class(THeaderBlock)</text:p>
      <text:p text:style-name="P20"><text:s text:c="2"/>published</text:p>
      <text:p text:style-name="P20"><text:s text:c="4"/>property Login : string read FLogin write FLogin;</text:p>
      <text:p text:style-name="P20"><text:s text:c="4"/>property Password : string read FPassword write FPassword;</text:p>
      <text:p text:style-name="P20"><text:s text:c="4"/>property WantedPrecision : Integer read FWantedPrecision write FWantedPrecision;</text:p>
      <text:p text:style-name="P20"><text:s text:c="2"/>end; </text:p>
      <text:p text:style-name="P20"/>
      <text:h text:style-name="Heading_20_3" text:outline-level="3">The ICallContext interface.</text:h>
      <text:p text:style-name="P20"><text:s text:c="2"/>ICallContext = Interface</text:p>
      <text:p text:style-name="P20"><text:s text:c="4"/>['{855EB8E2-0700-45B1-B852-2101023200E0}']</text:p>
      <text:p text:style-name="P20"><text:s text:c="4"/>procedure AddObjectToFree(const AObject : TObject);</text:p>
      <text:p text:style-name="P20"><text:s text:c="4"/>procedure Clear();</text:p>
      <text:p text:style-name="P20"><text:s text:c="4"/>function AddHeader(</text:p>
      <text:p text:style-name="P20"><text:s text:c="6"/>const AHeader <text:s text:c="7"/>: THeaderBlock;</text:p>
      <text:p text:style-name="P20"><text:s text:c="6"/>const AKeepOwnership : Boolean</text:p>
      <text:p text:style-name="P20"><text:s text:c="4"/>):Integer;</text:p>
      <text:p text:style-name="P20"><text:s text:c="4"/>function GetHeaderCount(const ADirections : THeaderDirections):Integer;</text:p>
      <text:p text:style-name="P20"><text:s text:c="4"/>function GetHeader(const AIndex : Integer) : THeaderBlock;</text:p>
      <text:p text:style-name="P20"><text:s text:c="4"/>procedure ClearHeaders(const ADirection : THeaderDirection);</text:p>
      <text:p text:style-name="P20"><text:s text:c="2"/>End; </text:p>
      <text:p text:style-name="Text_20_body"/>
      <text:p text:style-name="P24">The ICallContext interface defined in the <text:span text:style-name="T7">base_service_intf</text:span> unit represents the service call context. <text:s/>The <text:span text:style-name="T5">AddHeader</text:span> method allows headers sending while the <text:span text:style-name="T5">GetHeader</text:span> method retrieves header in the call context.</text:p>
      <text:h text:style-name="Heading_20_3" text:outline-level="3">Client side headers.</text:h>
      <text:p text:style-name="P24">An <text:span text:style-name="T5">ICallContext</text:span> reference may be obtained from the current service proxy instance simply by querying it for that interface as showed in the code fragment below extracted from the <text:span text:style-name="T2">“calculator”</text:span> client example project.</text:p>
      <text:p text:style-name="P20">var</text:p>
      <text:p text:style-name="P20"><text:s text:c="2"/>ch : TCalcHeader;</text:p>
      <text:p text:style-name="P20"><text:s text:c="2"/>hdrs : ICallContext;</text:p>
      <text:p text:style-name="P20">begin</text:p>
      <text:p text:style-name="P20"><text:s text:c="4"/>FObj := TCalculator_Proxy.Create('Calculator', edtFormat.Text, edtAddress.Text);</text:p>
      <text:p text:style-name="P20"/>
      <text:p text:style-name="P20"><text:s text:c="4"/>ch := TCalcHeader.Create();</text:p>
      <text:p text:style-name="P20"><text:s text:c="4"/>ch.mustUnderstand := 1;</text:p>
      <text:p text:style-name="P20"><text:s text:c="4"/>ch.Login := 'azerty';</text:p>
      <text:p text:style-name="P20"><text:s text:c="4"/>ch.Password := 'qwerty';</text:p>
      <text:p text:style-name="P20"><text:s text:c="4"/>ch.WantedPrecision := 121076;</text:p>
      <text:p text:style-name="P20"><text:s text:c="4"/>hdrs := FObj as ICallContext;</text:p>
      <text:p text:style-name="P20"><text:s text:c="4"/>hdrs.AddHeader(ch,true);</text:p>
      <text:p text:style-name="Text_20_body"/>
      <text:p text:style-name="P24">A header may be made mandatory by setting its <text:span text:style-name="T5">mustUnderstand</text:span> property to 1 as in the code above.</text:p>
      <text:h text:style-name="Heading_20_3" text:outline-level="3">Server side headers.</text:h>
      <text:h text:style-name="Heading_20_4" text:outline-level="4">The <text:s/>ICallControl interface.</text:h>
      <text:p text:style-name="P20"><text:s text:c="2"/>ICallControl = interface</text:p>
      <text:p text:style-name="P20"><text:s text:c="4"/>['{7B4B7192-EE96-4B52-92C7-AE855FBC31E7}']</text:p>
      <text:p text:style-name="P20"><text:s text:c="4"/>procedure SetCallContext(ACallContext : ICallContext);</text:p>
      <text:p text:style-name="P20"><text:s text:c="4"/>function GetCallContext():ICallContext;</text:p>
      <text:p text:style-name="P20"><text:s text:c="2"/>end;</text:p>
      <text:p text:style-name="P39"/>
      <text:p text:style-name="P39">The <text:s/><text:span text:style-name="T7">ICallControl</text:span> interface, located in the <text:span text:style-name="T7">server_service_intf</text:span> unit, is used by the toolkit runtime to share the executing call environment with service implementation classes. When the runtime is about to issue a call against a implementation class instance, it queries that instance for ICallControl interface support; If the implementation has ICallControl interface support then the obtained reference is used to set the call context through the <text:span text:style-name="T5">SetCallContext</text:span> method. The implementation instance can then access the call context by calling the <text:span text:style-name="T5">GetCallContex</text:span> method.</text:p>
      <text:p text:style-name="P39">The toolkit provides the <text:span text:style-name="T7">TBaseServiceImplementation</text:span> class which has support for <text:s/>the <text:s/>ICallControl interface and can be used as a base implementation class. It is the base class used by the <text:span text:style-name="T7">ws_helpe</text:span>r generated skeleton implementation class when invoked the <text:span text:style-name="T7">-i </text:span>command line option.</text:p>
      <text:p text:style-name="P39">The method printed bellow, extracted from the <text:span text:style-name="T7">calculator</text:span> sample service demonstrates the access to headers for read and write.</text:p>
      <text:p text:style-name="P20">function TCalculator_ServiceImp.AddInt(</text:p>
      <text:p text:style-name="P20"><text:s text:c="2"/>Const A : Integer;</text:p>
      <text:p text:style-name="P20"><text:s text:c="2"/>Const B : Integer</text:p>
      <text:p text:style-name="P20">):TBinaryArgsResult;</text:p>
      <text:p text:style-name="P20">var</text:p>
      <text:p text:style-name="P20"><text:s text:c="2"/>hdr : TCalcResultHeader;</text:p>
      <text:p text:style-name="P20"><text:s text:c="2"/>h : TCalcHeader;</text:p>
      <text:p text:style-name="P20"><text:s text:c="2"/>cc : ICallContext;</text:p>
      <text:p text:style-name="P20">Begin</text:p>
      <text:p text:style-name="P20"><text:s text:c="2"/>hdr := TCalcResultHeader.Create();</text:p>
      <text:p text:style-name="P20"><text:s text:c="2"/>cc := GetCallContext();</text:p>
      <text:p text:style-name="P20"><text:s text:c="2"/>if Assigned(cc) and ( cc.GetHeaderCount([hdIn]) &gt; 0 ) and ( cc.GetHeader(0).InheritsFrom(TCalcHeader) ) then begin</text:p>
      <text:p text:style-name="P20"><text:s text:c="4"/>h := cc.GetHeader(0) as TCalcHeader;</text:p>
      <text:p text:style-name="P20"><text:s text:c="4"/>h.Understood := True;</text:p>
      <text:p text:style-name="P20"><text:s text:c="4"/>hdr.Assign(h);</text:p>
      <text:p text:style-name="P20"><text:s text:c="2"/>end;</text:p>
      <text:p text:style-name="P20"><text:s text:c="2"/>hdr.TimeStamp := DateTimeToStr(Now());</text:p>
      <text:p text:style-name="P20"><text:s text:c="2"/>hdr.SessionID := 'testSession';</text:p>
      <text:p text:style-name="P20"><text:s text:c="2"/>cc.AddHeader(hdr,True);</text:p>
      <text:p text:style-name="P20"><text:s text:c="2"/>hdr := nil;</text:p>
      <text:p text:style-name="P20"><text:s text:c="2"/>Result := TBinaryArgsResult.Create();</text:p>
      <text:p text:style-name="P20"><text:s text:c="2"/>Try</text:p>
      <text:p text:style-name="P20"><text:s text:c="4"/>Result.Arg_OP := '+';</text:p>
      <text:p text:style-name="P20"><text:s text:c="4"/>Result.Arg_OpEnum := coAdd;</text:p>
      <text:p text:style-name="P20"><text:s text:c="4"/>Result.Arg_A := A;</text:p>
      <text:p text:style-name="P20"><text:s text:c="4"/>Result.Arg_B := B;</text:p>
      <text:p text:style-name="P20"><text:s text:c="4"/>Result.Arg_R := A + B;</text:p>
      <text:p text:style-name="P20"><text:s text:c="4"/>Result.Comment := 'Doing an + operation';</text:p>
      <text:p text:style-name="P20"><text:s text:c="2"/>Except</text:p>
      <text:p text:style-name="P20"><text:s text:c="4"/>FreeAndNil(Result);</text:p>
      <text:p text:style-name="P20"><text:s text:c="4"/>Raise;</text:p>
      <text:p text:style-name="P20"><text:s text:c="2"/>End;</text:p>
      <text:p text:style-name="P20">End; </text:p>
      <text:p text:style-name="P20"/>
      <text:p text:style-name="Text_20_body"/>
      <text:h text:style-name="P16" text:outline-level="2">SOAP Specific.</text:h>
      <text:h text:style-name="Heading_20_3" text:outline-level="3">Binding style.</text:h>
      <text:p text:style-name="P39">The binding style is used to indicate whether the service is <text:span text:style-name="T8">“RPC”</text:span> oriented or <text:span text:style-name="T8">“Document”</text:span> oriented.</text:p>
      <text:h text:style-name="Heading_20_4" text:outline-level="4">Client side.</text:h>
      <text:p text:style-name="P39">The binding style may be specified in the SOAP protocol string on the creation of a service proxy. The default value for the binding style is “RPC”. Below is printed a sample code that demonstrates the use of <text:s/>“Document” style.</text:p>
      <text:p text:style-name="P20"><text:s text:c="6"/>locService := TSampleService_Proxy.Create(</text:p>
      <text:p text:style-name="P20"><text:s text:c="29"/>'SampleService',</text:p>
      <text:p text:style-name="P20"><text:s text:c="29"/><text:span text:style-name="T2">'SOAP:Style=Document;EncodingStyle=Litteral'</text:span>,</text:p>
      <text:p text:style-name="P20"><text:s text:c="29"/>'http:address=http://127.0.0.1/services/SampleService'</text:p>
      <text:p text:style-name="P20"><text:s text:c="27"/>); </text:p>
      <text:h text:style-name="Heading_20_4" text:outline-level="4">Server side.</text:h>
      <text:p text:style-name="Text_20_body">Currently services created with the toolkit use the “RPC” binding style.</text:p>
      <text:h text:style-name="Heading_20_3" text:outline-level="3">Encoding style.</text:h>
      <text:p text:style-name="P39">The encoding style indicates the rules used to encode types in XML. Supported values are <text:span text:style-name="T8">“Encoded”</text:span> <text:s/>and <text:span text:style-name="T8">“Litteral”</text:span>.</text:p>
      <text:h text:style-name="Heading_20_4" text:outline-level="4">Client side.</text:h>
      <text:p text:style-name="P39">The encoding style may be specified in the SOAP protocol string on the creation of a service proxy. The default value for the encoding style is “Encoded”. The above sample demonstrates the use of <text:s/>“Litteral” style.</text:p>
      <text:h text:style-name="Heading_20_4" text:outline-level="4">Server side.</text:h>
      <text:p text:style-name="Text_20_body">Currently services created with the toolkit use the “Encoded” encoding style.</text:p>
      <text:h text:style-name="P16" text:outline-level="2">Provided examples</text:h>
      <text:p text:style-name="P24">The HTTP server side samples has been tested on Windows XP and Ubuntu. The client side has been tested under <text:s/>Windows XP and Ubuntu. The samples are located under the <text:span text:style-name="T8">“tests”</text:span> folder.</text:p>
      <text:h text:style-name="Heading_20_3" text:outline-level="3">Client side examples</text:h>
      <text:list text:style-name="L13">
        <text:list-item>
          <text:p text:style-name="P40">Google sample : It demonstrates use of class and array data types.</text:p>
        </text:list-item>
        <text:list-item>
          <text:p text:style-name="P40">Metadata Browser : This sample demonstrates use of class and array data types and mainly the toolkit metadata service.</text:p>
        </text:list-item>
        <text:list-item>
          <text:p text:style-name="P40">eBay sample, this sample uses OpenSLL which can be found at <text:s/><text:a xlink:type="simple" xlink:href="http://www.openssl.org/">http://www.openssl.org</text:a> and SYNAPSE ( http://www.ararat.cz/synapse/ ).</text:p>
        </text:list-item>
      </text:list>
      <text:p text:style-name="P15"/>
      <text:h text:style-name="Heading_20_3" text:outline-level="3">Server side examples</text:h>
      <text:list text:style-name="L14">
        <text:list-item>
          <text:p text:style-name="P41">TCP server : This is a sample TCP server based on the ICS components. It uses the calculator service.</text:p>
        </text:list-item>
        <text:list-item>
          <text:p text:style-name="P41">HTTP server : This is a sample HTTP server based on the Indy10 components. It uses the calculator service and the toolkit metadata service. It demonstrates the WSDL generation.</text:p>
        </text:list-item>
        <text:list-item>
          <text:p text:style-name="P41">Apache module sample : This sample demonstrates the hosting of the toolkit into the Apache HTTP web server. It is based on Sekelsenmat 's <text:s/>Apache headers translation. It uses the calculator service and the toolkit metadata service. It demonstrates the WSDL generation.</text:p>
        </text:list-item>
      </text:list>
      <text:p text:style-name="P15"/>
      <text:h text:style-name="Heading_20_2" text:outline-level="2">Status</text:h>
      <text:p text:style-name="P15">The toolkit is usable for simple types and for class types. The serialization is designed to allow customization of basic types and class types by implementing classes derived from “<text:span text:style-name="T5">TBaseRemotable</text:span><text:span text:style-name="T11">”</text:span>. This classes have to be registered in the type registry. </text:p>
      <text:p text:style-name="P15">The toolkit is provide with a SOAP 1.1 message format implementation <text:s/>( based on the FCL XML units) and a binary one.</text:p>
      <text:h text:style-name="Heading_20_3" text:outline-level="3">Serialization</text:h>
      <text:p text:style-name="P15">The serialization is based on the <text:span text:style-name="T5">IFormatterBase</text:span> interface located in the <text:span text:style-name="T5">base_service_intf</text:span> unit.</text:p>
      <text:p text:style-name="P15"/>
      <text:p text:style-name="P15">The toolkit has two serializers implementations : the SOAP serializer and a binary serializer.</text:p>
      <text:p text:style-name="P15"/>
      <text:h text:style-name="Heading_20_4" text:outline-level="4">SOAP serializer</text:h>
      <text:p text:style-name="P15">The SOAP serializer implements SOAP 1.1. It has support for the following pascal types:</text:p>
      <text:list text:style-name="L15">
        <text:list-item>
          <text:p text:style-name="P42">Available integers : </text:p>
          <text:list>
            <text:list-item>
              <text:p text:style-name="P43">Byte <text:s text:c="10"/>mapped to unsignedByte</text:p>
            </text:list-item>
            <text:list-item>
              <text:p text:style-name="P43">ShortInt <text:s text:c="4"/>mapped to byte</text:p>
            </text:list-item>
            <text:list-item>
              <text:p text:style-name="P43">SmallInt <text:s text:c="3"/>mapped to short</text:p>
            </text:list-item>
            <text:list-item>
              <text:p text:style-name="P43">Word <text:s text:c="8"/>mapped to unsignedShort</text:p>
            </text:list-item>
            <text:list-item>
              <text:p text:style-name="P43">LongInt <text:s text:c="4"/>mapped to int</text:p>
            </text:list-item>
            <text:list-item>
              <text:p text:style-name="P43">LongWord mapped to <text:s/>unsignedInt</text:p>
            </text:list-item>
            <text:list-item>
              <text:p text:style-name="P43">Int64 <text:s text:c="9"/>mapped to long</text:p>
            </text:list-item>
            <text:list-item>
              <text:p text:style-name="P43">Qword <text:s text:c="6"/>mapped to int</text:p>
            </text:list-item>
          </text:list>
        </text:list-item>
        <text:list-item>
          <text:p text:style-name="P42">String <text:s text:c="19"/>mapped to string</text:p>
        </text:list-item>
        <text:list-item>
          <text:p text:style-name="P42">Boolean <text:s text:c="15"/>mapped to boolean</text:p>
        </text:list-item>
        <text:list-item>
          <text:p text:style-name="P42">Enumerations <text:s text:c="6"/>mapped to their string representation (?)</text:p>
        </text:list-item>
        <text:list-item>
          <text:p text:style-name="P42">Float types : </text:p>
          <text:list>
            <text:list-item>
              <text:p text:style-name="P43">Single <text:s text:c="8"/>mapped to float</text:p>
            </text:list-item>
            <text:list-item>
              <text:p text:style-name="P43">Double <text:s text:c="6"/>mapped to double</text:p>
            </text:list-item>
            <text:list-item>
              <text:p text:style-name="P43">Extended <text:s text:c="3"/>mapped to double</text:p>
            </text:list-item>
            <text:list-item>
              <text:p text:style-name="P43">Currency <text:s text:c="3"/>mapped to float</text:p>
            </text:list-item>
          </text:list>
        </text:list-item>
        <text:list-item>
          <text:p text:style-name="P42">Object (class intances, not TP ones ) :</text:p>
          <text:p text:style-name="P42">The toolkit has support for instances of classes derived from <text:span text:style-name="T5">TBaseRemotable</text:span>. <text:s/><text:span text:style-name="T5">TBaseRemotable</text:span> is the base class used by the formatter interface to allow customization of the serialization.. The toolkit provides the <text:span text:style-name="T5">TBaseComplexRemotable</text:span> class which implements serialization for its ( or its descendants ) published properties. </text:p>
        </text:list-item>
      </text:list>
      <text:p text:style-name="P15"/>
      <text:h text:style-name="Heading_20_4" text:outline-level="4">Binary serializer</text:h>
      <text:p text:style-name="P15">The Binary serializer is more efficient in time and space compared to the SOAP serializer . It uses big endian to stream data. It has support for the following pascal types:</text:p>
      <text:list text:style-name="L15">
        <text:list-item text:start-value="1">
          <text:p text:style-name="P42">Available integers : </text:p>
          <text:list>
            <text:list-item>
              <text:p text:style-name="P43">Byte <text:s text:c="10"/></text:p>
            </text:list-item>
            <text:list-item>
              <text:p text:style-name="P43">ShortInt <text:s text:c="4"/></text:p>
            </text:list-item>
            <text:list-item>
              <text:p text:style-name="P43">SmallInt <text:s text:c="3"/></text:p>
            </text:list-item>
            <text:list-item>
              <text:p text:style-name="P43">Word <text:s text:c="8"/></text:p>
            </text:list-item>
            <text:list-item>
              <text:p text:style-name="P43">LongInt <text:s text:c="4"/></text:p>
            </text:list-item>
            <text:list-item>
              <text:p text:style-name="P43">LongWord</text:p>
            </text:list-item>
            <text:list-item>
              <text:p text:style-name="P43">Int64 <text:s text:c="8"/></text:p>
            </text:list-item>
            <text:list-item>
              <text:p text:style-name="P43">Qword <text:s text:c="5"/></text:p>
            </text:list-item>
          </text:list>
        </text:list-item>
        <text:list-item>
          <text:p text:style-name="P42">String <text:s text:c="19"/></text:p>
        </text:list-item>
        <text:list-item>
          <text:p text:style-name="P42">Boolean <text:s text:c="15"/></text:p>
        </text:list-item>
        <text:list-item>
          <text:p text:style-name="P42">Enumerations <text:s text:c="6"/></text:p>
        </text:list-item>
        <text:list-item>
          <text:p text:style-name="P42">Float types : </text:p>
          <text:list>
            <text:list-item>
              <text:p text:style-name="P43">Single <text:s/></text:p>
            </text:list-item>
            <text:list-item>
              <text:p text:style-name="P43">Double</text:p>
            </text:list-item>
            <text:list-item>
              <text:p text:style-name="P43">Extended <text:s text:c="3"/></text:p>
            </text:list-item>
            <text:list-item>
              <text:p text:style-name="P43">Currency <text:s text:c="3"/></text:p>
            </text:list-item>
          </text:list>
        </text:list-item>
        <text:list-item>
          <text:p text:style-name="P42">Object (class intances, not TP ones ) :</text:p>
          <text:p text:style-name="P42">The toolkit has support for instances of classes derived from <text:span text:style-name="T5">TBaseRemotable</text:span>. <text:span text:style-name="T5">TBaseRemotable</text:span> is the base class used by the formatter interface to allow customization of the serialization.. The toolkit provides the <text:span text:style-name="T5">TBaseComplexRemotable</text:span> class which implements serialization for its ( or its descendants ) published properties. </text:p>
        </text:list-item>
      </text:list>
      <text:p text:style-name="P15"/>
      <text:h text:style-name="Heading_20_4" text:outline-level="4">Class type serialization. </text:h>
      <text:p text:style-name="P15">The toolkit has support for instances of classes derived from <text:span text:style-name="T8">TBaseRemotable</text:span>. <text:span text:style-name="T8">TBaseRemotable</text:span> is the abstract base class used by the formatter interface to allow customization of the serialization. The toolkit provides the <text:span text:style-name="T8">TBaseComplexRemotable</text:span> class which implements serialization for its descendants classes published properties. It also provides <text:span text:style-name="T8">TBaseObjectArrayRemotable</text:span> class for serialization of array of <text:span text:style-name="T8">TBaseRemotable</text:span> descendant classes.</text:p>
      <text:p text:style-name="P15"/>
      <text:h text:style-name="Heading_20_5" text:outline-level="5">The <text:s/>root “TBaseRemotable” class.</text:h>
      <text:p text:style-name="Standard"><text:s/><text:span text:style-name="T5"><text:s/>TBaseRemotable = class(TPersistent)</text:span></text:p>
      <text:p text:style-name="P20"><text:s text:c="2"/>Public</text:p>
      <text:p text:style-name="P20"><text:s text:c="4"/>constructor Create();virtual;</text:p>
      <text:p text:style-name="P20"><text:s text:c="4"/>class procedure Save(</text:p>
      <text:p text:style-name="P20"><text:s text:c="12"/>AObject <text:s text:c="2"/>: TBaseRemotable;</text:p>
      <text:p text:style-name="P20"><text:s text:c="12"/>AStore <text:s text:c="3"/>: IFormatterBase;</text:p>
      <text:p text:style-name="P20"><text:s text:c="6"/>Const AName <text:s text:c="4"/>: String;</text:p>
      <text:p text:style-name="P20"><text:s text:c="6"/>Const ATypeInfo : PTypeInfo</text:p>
      <text:p text:style-name="P20"><text:s text:c="4"/>);virtual;abstract;</text:p>
      <text:p text:style-name="P20"><text:s text:c="4"/>class procedure Load(</text:p>
      <text:p text:style-name="P20"><text:s text:c="6"/>Var <text:s text:c="2"/>AObject <text:s text:c="2"/>: TObject;</text:p>
      <text:p text:style-name="P20"><text:s text:c="12"/>AStore <text:s text:c="3"/>: IFormatterBase;</text:p>
      <text:p text:style-name="P20"><text:s text:c="6"/>var <text:s text:c="2"/>AName <text:s text:c="4"/>: String;</text:p>
      <text:p text:style-name="P20"><text:s text:c="6"/>const ATypeInfo : PTypeInfo</text:p>
      <text:p text:style-name="P20"><text:s text:c="4"/>);virtual;abstract;</text:p>
      <text:p text:style-name="P20"><text:s text:c="2"/>End; <text:s text:c="3"/></text:p>
      <text:p text:style-name="P44"/>
      <text:p text:style-name="P15"><text:span text:style-name="T8">TBaseRemotable</text:span> is the abstract base class used by the formatter interface to allow customization of the serialization. This class defines a virtual constructor and mainly two(2) virtual abstract class methods :</text:p>
      <text:p text:style-name="P15"><text:span text:style-name="T8">Save</text:span> : this method is called when the toolkit needs to serialize the <text:span text:style-name="T8">AObject</text:span> parameter.</text:p>
      <text:p text:style-name="P15"><text:span text:style-name="T8">Load</text:span>: this method is called when the toolkit needs to un-serialize to the <text:span text:style-name="T8">AObject</text:span> parameter.</text:p>
      <text:h text:style-name="Heading_20_5" text:outline-level="5">The “TBaseComplexRemotable” serialization.</text:h>
      <text:p text:style-name="P20"><text:s text:c="2"/>TBaseComplexRemotable = class(TAbstractComplexRemotable)</text:p>
      <text:p text:style-name="P20"><text:s text:c="2"/>public</text:p>
      <text:p text:style-name="P20"><text:s text:c="4"/>class procedure Save(</text:p>
      <text:p text:style-name="P20"><text:s text:c="12"/>AObject <text:s text:c="2"/>: TBaseRemotable;</text:p>
      <text:p text:style-name="P20"><text:s text:c="12"/>AStore <text:s text:c="3"/>: IFormatterBase;</text:p>
      <text:p text:style-name="P20"><text:s text:c="6"/>const AName <text:s text:c="4"/>: string;</text:p>
      <text:p text:style-name="P20"><text:s text:c="6"/>const ATypeInfo : PTypeInfo</text:p>
      <text:p text:style-name="P20"><text:s text:c="4"/>);override;</text:p>
      <text:p text:style-name="P20"><text:s text:c="4"/>class procedure Load(</text:p>
      <text:p text:style-name="P20"><text:s text:c="6"/>var <text:s text:c="2"/>AObject <text:s text:c="2"/>: TObject;</text:p>
      <text:p text:style-name="P20"><text:s text:c="12"/>AStore <text:s text:c="3"/>: IFormatterBase;</text:p>
      <text:p text:style-name="P20"><text:s text:c="6"/>var <text:s text:c="2"/>AName <text:s text:c="4"/>: string;</text:p>
      <text:p text:style-name="P20"><text:s text:c="6"/>const ATypeInfo : PTypeInfo</text:p>
      <text:p text:style-name="P20"><text:s text:c="4"/>);override;</text:p>
      <text:p text:style-name="P20"><text:s text:c="4"/>class procedure RegisterAttributeProperty(const AProperty : shortstring);virtual;</text:p>
      <text:p text:style-name="P20"><text:s text:c="4"/>class procedure RegisterAttributeProperties(const APropertList : array of shortstring);virtual;</text:p>
      <text:p text:style-name="P20"><text:s text:c="4"/>class function IsAttributeProperty(const AProperty : shortstring):Boolean;</text:p>
      <text:p text:style-name="P20"><text:s text:c="4"/>procedure Assign(Source: TPersistent); override;</text:p>
      <text:p text:style-name="P20"><text:s text:c="2"/>end;</text:p>
      <text:p text:style-name="P15"><text:span text:style-name="T8">TBaseComplexRemotable</text:span> implements serialization for its descendants classes published properties. The serialization is based on runtime type information (RTTI) and can be customized to:</text:p>
      <text:list text:style-name="L16">
        <text:list-item>
          <text:p text:style-name="P45">ignore always some published properties.</text:p>
        </text:list-item>
        <text:list-item>
          <text:p text:style-name="P45">ignore conditionally some published properties.</text:p>
        </text:list-item>
      </text:list>
      <text:p text:style-name="P15">The following class shows a the serialization's customization sample.</text:p>
      <text:p text:style-name="P15"/>
      <text:p text:style-name="Standard"><text:s/><text:span text:style-name="T5"><text:s/>TSampleClass = class(TBaseComplexRemotable)</text:span></text:p>
      <text:p text:style-name="P20"><text:s text:c="2"/>private</text:p>
      <text:p text:style-name="P20"><text:s text:c="4"/>FProp_Always: Integer;</text:p>
      <text:p text:style-name="P20"><text:s text:c="4"/>FProp_Never: Integer;</text:p>
      <text:p text:style-name="P20"><text:s text:c="4"/>FProp_Optional: Integer;</text:p>
      <text:p text:style-name="P20"><text:s text:c="4"/>function GetStoredProp_Optional: boolean;</text:p>
      <text:p text:style-name="P20"><text:s text:c="2"/>published</text:p>
      <text:p text:style-name="P20"><text:s text:c="4"/>//This property will always be serialized</text:p>
      <text:p text:style-name="P20"><text:s text:c="4"/>property Prop_Always : Integer read FProp_Always write FProp_Always;</text:p>
      <text:p text:style-name="P20"><text:s text:c="4"/>//This property will never be serialized</text:p>
      <text:p text:style-name="P20"><text:s text:c="4"/>property Prop_Never : Integer read FProp_Never write FProp_Never stored False;</text:p>
      <text:p text:style-name="P20"><text:s text:c="4"/>//This property will be serialized if "Self.GetStoredProp_Optional() = True"</text:p>
      <text:p text:style-name="P20"><text:s text:c="4"/>property Prop_Optional : Integer read FProp_Optional write FProp_Optional stored <text:s text:c="2"/>GetStoredProp_Optional;</text:p>
      <text:p text:style-name="P20"><text:s text:c="2"/>End;</text:p>
      <text:p text:style-name="P15"/>
      <text:h text:style-name="Heading_20_6" text:outline-level="6">Attribute properties.</text:h>
      <text:p text:style-name="P15"><text:span text:style-name="T8">TBaseComplexRemotable</text:span> <text:s/>allows properties serialization as attributes. <text:s/>Theses properties have to be registered as such with the <text:span text:style-name="T8">RegisterAttributeProperty</text:span> class method or <text:span text:style-name="T8">RegisterAttributeProperties</text:span> one.</text:p>
      <text:h text:style-name="Heading_20_5" text:outline-level="5">Provided array implementations.</text:h>
      <text:p text:style-name="P15">The toolkit provides array implementation for basic types ( in the <text:span text:style-name="T8">base_service_intf</text:span> unit ) listed bellow. The implementations are based on the serialization's customization.</text:p>
      <text:list text:style-name="L15">
        <text:list-item text:start-value="1">
          <text:p text:style-name="P42">Available integers : </text:p>
          <text:list>
            <text:list-item>
              <text:p text:style-name="P43">Byte <text:s text:c="10"/><text:tab/>TArrayOfInt8URemotable</text:p>
            </text:list-item>
            <text:list-item>
              <text:p text:style-name="P43">ShortInt <text:s text:c="4"/><text:tab/>TArrayOfInt8SRemotable</text:p>
            </text:list-item>
            <text:list-item>
              <text:p text:style-name="P43">SmallInt <text:s text:c="3"/><text:tab/>TArrayOfInt16SRemotable</text:p>
            </text:list-item>
            <text:list-item>
              <text:p text:style-name="P43">Word <text:s text:c="8"/><text:tab/>TArrayOfInt16URemotable</text:p>
            </text:list-item>
            <text:list-item>
              <text:p text:style-name="P43">LongInt <text:s text:c="4"/><text:tab/>TArrayOfInt32SRemotable</text:p>
            </text:list-item>
            <text:list-item>
              <text:p text:style-name="P43">LongWord<text:tab/>TArrayOfInt32URemotable</text:p>
            </text:list-item>
            <text:list-item>
              <text:p text:style-name="P43">Int64 <text:s text:c="8"/><text:tab/>TArrayOfInt64SRemotable</text:p>
            </text:list-item>
            <text:list-item>
              <text:p text:style-name="P43">Qword <text:s text:c="5"/><text:tab/><text:tab/>TArrayOfInt64URemotable</text:p>
            </text:list-item>
          </text:list>
        </text:list-item>
        <text:list-item>
          <text:p text:style-name="P42">String <text:s text:c="19"/><text:tab/>TarrayOfStringRemotable( AnsiString )</text:p>
        </text:list-item>
        <text:list-item>
          <text:p text:style-name="P42">Boolean <text:s text:c="15"/><text:tab/>TArrayOfBooleanRemotable</text:p>
        </text:list-item>
        <text:list-item>
          <text:p text:style-name="P42">Float types : </text:p>
          <text:list>
            <text:list-item>
              <text:p text:style-name="P43">Single <text:s/><text:tab/><text:tab/>TArrayOfFloatSingleRemotable</text:p>
            </text:list-item>
            <text:list-item>
              <text:p text:style-name="P43">Double<text:tab/><text:tab/>TArrayOfFloatDoubleRemotable</text:p>
            </text:list-item>
            <text:list-item>
              <text:p text:style-name="P43">Extended <text:s text:c="3"/><text:tab/>TArrayOfFloatExtendedRemotable</text:p>
            </text:list-item>
            <text:list-item>
              <text:p text:style-name="P43">Currency <text:s text:c="2"/><text:tab/>TArrayOfFloatCurrencyRemotable</text:p>
            </text:list-item>
          </text:list>
        </text:list-item>
      </text:list>
      <text:p text:style-name="P15"><text:s/></text:p>
      <text:h text:style-name="Heading_20_4" text:outline-level="4">Test cases</text:h>
      <text:list text:style-name="L15">
        <text:list-item text:start-value="1">
          <text:p text:style-name="P46">The toolkit uses <text:span text:style-name="T5">FPCUnit</text:span> for <text:s/>test cases. The test project is located in the <text:span text:style-name="T5">\tests\test_suite</text:span> folder. </text:p>
        </text:list-item>
      </text:list>
      <text:p text:style-name="P15"/>
      <text:h text:style-name="Heading_20_2" text:outline-level="2"/>
      <text:h text:style-name="Heading_20_2" text:outline-level="2">Author</text:h>
      <text:p text:style-name="P15">Inoussa OUEDRAOGO, <text:a xlink:type="simple" xlink:href="mailto:inoussa12@gmail.com">inoussa12@gmail.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pitch="fixed"/>
    <style:font-face style:name="Courier New" svg:font-family="'Courier New'" style:font-family-generic="modern" style:font-pitch="fixed"/>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Nimbus Sans 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Nimbus Sans 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text-underline-style="solid" style:text-underline-width="auto" style:text-underline-color="font-color"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Web Service Toolkit for FPC &amp; Lazarus</text:p>
      </style:head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Web Service Toolkit for FPC &amp; Lazarus</dc:title>
    <meta:creation-date>2006-04-20T13:39:30</meta:creation-date>
    <dc:date>2006-08-21T14:36:58</dc:date>
    <meta:keyword>Web Service FPC</meta:keyword>
    <meta:keyword>Lazarus</meta:keyword>
    <dc:language>en-US</dc:language>
    <meta:editing-cycles>238</meta:editing-cycles>
    <meta:editing-duration>P2DT0H48M16S</meta:editing-duration>
    <meta:user-defined meta:name="Info 1"/>
    <meta:user-defined meta:name="Info 2"/>
    <meta:user-defined meta:name="Info 3"/>
    <meta:user-defined meta:name="Info 4"/>
    <meta:document-statistic meta:table-count="0" meta:image-count="0" meta:object-count="0" meta:page-count="30" meta:paragraph-count="813" meta:word-count="4519" meta:character-count="36798"/>
  </office:meta>
</office:document-meta>
</file>